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4" table:default-cell-style-name="ce2"/>
        <table:table-column table:style-name="co5" table:default-cell-style-name="ce3"/>
        <table:table-column table:style-name="co6" table:default-cell-style-name="ce1"/>
        <table:table-column table:style-name="co1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4"/>
          <table:table-cell office:value-type="string" table:style-name="ce5">
            <text:p>Temp C</text:p>
          </table:table-cell>
          <table:table-cell office:value-type="string" table:style-name="ce5">
            <text:p>Temp F</text:p>
          </table:table-cell>
          <table:table-cell office:value-type="string" table:style-name="ce7">
            <text:p>Rt</text:p>
          </table:table-cell>
          <table:table-cell office:value-type="string" table:style-name="ce9">
            <text:p>Vo</text:p>
          </table:table-cell>
          <table:table-cell office:value-type="string" table:style-name="ce6">
            <text:p>ADC</text:p>
          </table:table-cell>
          <table:table-cell office:value-type="string" table:style-name="ce4">
            <text:p>DeltaADC</text:p>
          </table:table-cell>
          <table:table-cell table:number-columns-repeated="16376" table:style-name="ce4"/>
        </table:table-row>
        <table:table-row table:style-name="ro1">
          <table:table-cell table:number-columns-repeated="4" table:style-name="ce1"/>
          <table:table-cell table:style-name="ce8"/>
          <table:table-cell table:style-name="ce2"/>
          <table:table-cell table:style-name="ce3"/>
          <table:table-cell table:number-columns-repeated="2" table:style-name="ce1"/>
          <table:table-cell table:style-name="ce1">
            <draw:frame draw:z-index="1" draw:id="id0" draw:style-name="a0" draw:name="Chart 3" svg:x="0.09077in" svg:y="0.12202in" svg:width="6.81101in" svg:height="8.19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">
            <text:p>Rr=</text:p>
          </table:table-cell>
          <table:table-cell office:value-type="float" office:value="10000" table:style-name="ce1">
            <text:p>10000</text:p>
          </table:table-cell>
          <table:table-cell office:value-type="float" office:value="-40" table:style-name="ce2">
            <text:p>-40.00</text:p>
          </table:table-cell>
          <table:table-cell office:value-type="float" office:value="-40" table:formula="msoxl:=(C5*1.8)+32" table:style-name="ce2">
            <text:p>-40.00</text:p>
          </table:table-cell>
          <table:table-cell office:value-type="float" office:value="277.2" table:style-name="ce8">
            <text:p>277.200</text:p>
          </table:table-cell>
          <table:table-cell office:value-type="float" office:value="0.1149025069637883" table:formula="msoxl:=($B$5*$B$7)/($B$5+(E5*1000))" table:style-name="ce2">
            <text:p>0.11</text:p>
          </table:table-cell>
          <table:table-cell office:value-type="float" office:value="35.619777158774376" table:formula="msoxl:=(F5/$B$8)*$B$6" table:style-name="ce3">
            <text:p>36</text:p>
          </table:table-cell>
          <table:table-cell office:value-type="float" office:value="1.7705737184186106" table:formula="msoxl:=G6-G5" table:style-name="ce3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Cfs=</text:p>
          </table:table-cell>
          <table:table-cell office:value-type="float" office:value="1023" table:style-name="ce1">
            <text:p>1023</text:p>
          </table:table-cell>
          <table:table-cell office:value-type="float" office:value="-39" table:style-name="ce2">
            <text:p>-39.00</text:p>
          </table:table-cell>
          <table:table-cell office:value-type="float" office:value="-38.200000000000003" table:formula="msoxl:=(C6*1.8)+32" table:style-name="ce2">
            <text:p>-38.20</text:p>
          </table:table-cell>
          <table:table-cell office:value-type="float" office:value="263.60000000000002" table:style-name="ce8">
            <text:p>263.600</text:p>
          </table:table-cell>
          <table:table-cell office:value-type="float" office:value="0.1206140350877193" table:formula="msoxl:=($B$5*$B$7)/($B$5+(E6*1000))" table:style-name="ce2">
            <text:p>0.12</text:p>
          </table:table-cell>
          <table:table-cell office:value-type="float" office:value="37.390350877192986" table:formula="msoxl:=(F6/$B$8)*$B$6" table:style-name="ce3">
            <text:p>37</text:p>
          </table:table-cell>
          <table:table-cell office:value-type="float" office:value="1.9406756510653764" table:formula="msoxl:=G7-G6" table:style-name="ce3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exc=</text:p>
          </table:table-cell>
          <table:table-cell office:value-type="float" office:value="3.3" table:style-name="ce1">
            <text:p>3.3</text:p>
          </table:table-cell>
          <table:table-cell office:value-type="float" office:value="-38" table:style-name="ce2">
            <text:p>-38.00</text:p>
          </table:table-cell>
          <table:table-cell office:value-type="float" office:value="-36.400000000000006" table:formula="msoxl:=(C7*1.8)+32" table:style-name="ce2">
            <text:p>-36.40</text:p>
          </table:table-cell>
          <table:table-cell office:value-type="float" office:value="250.1" table:style-name="ce8">
            <text:p>250.100</text:p>
          </table:table-cell>
          <table:table-cell office:value-type="float" office:value="0.12687427912341406" table:formula="msoxl:=($B$5*$B$7)/($B$5+(E7*1000))" table:style-name="ce2">
            <text:p>0.13</text:p>
          </table:table-cell>
          <table:table-cell office:value-type="float" office:value="39.331026528258363" table:formula="msoxl:=(F7/$B$8)*$B$6" table:style-name="ce3">
            <text:p>39</text:p>
          </table:table-cell>
          <table:table-cell office:value-type="float" office:value="2.1195407326816706" table:formula="msoxl:=G8-G7" table:style-name="ce3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ref=</text:p>
          </table:table-cell>
          <table:table-cell office:value-type="float" office:value="3.3" table:style-name="ce1">
            <text:p>3.3</text:p>
          </table:table-cell>
          <table:table-cell office:value-type="float" office:value="-37" table:style-name="ce2">
            <text:p>-37.00</text:p>
          </table:table-cell>
          <table:table-cell office:value-type="float" office:value="-34.600000000000009" table:formula="msoxl:=(C8*1.8)+32" table:style-name="ce2">
            <text:p>-34.60</text:p>
          </table:table-cell>
          <table:table-cell office:value-type="float" office:value="236.8" table:style-name="ce8">
            <text:p>236.800</text:p>
          </table:table-cell>
          <table:table-cell office:value-type="float" office:value="0.13371150729335493" table:formula="msoxl:=($B$5*$B$7)/($B$5+(E8*1000))" table:style-name="ce2">
            <text:p>0.13</text:p>
          </table:table-cell>
          <table:table-cell office:value-type="float" office:value="41.450567260940034" table:formula="msoxl:=(F8/$B$8)*$B$6" table:style-name="ce3">
            <text:p>41</text:p>
          </table:table-cell>
          <table:table-cell office:value-type="float" office:value="2.2673814570086819" table:formula="msoxl:=G9-G8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36" table:style-name="ce2">
            <text:p>-36.00</text:p>
          </table:table-cell>
          <table:table-cell office:value-type="float" office:value="-32.799999999999997" table:formula="msoxl:=(C9*1.8)+32" table:style-name="ce2">
            <text:p>-32.80</text:p>
          </table:table-cell>
          <table:table-cell office:value-type="float" office:value="224" table:style-name="ce8">
            <text:p>224.000</text:p>
          </table:table-cell>
          <table:table-cell office:value-type="float" office:value="0.14102564102564102" table:formula="msoxl:=($B$5*$B$7)/($B$5+(E9*1000))" table:style-name="ce2">
            <text:p>0.14</text:p>
          </table:table-cell>
          <table:table-cell office:value-type="float" office:value="43.717948717948715" table:formula="msoxl:=(F9/$B$8)*$B$6" table:style-name="ce3">
            <text:p>44</text:p>
          </table:table-cell>
          <table:table-cell office:value-type="float" office:value="2.4671528621867296" table:formula="msoxl:=G10-G9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35" table:style-name="ce2">
            <text:p>-35.00</text:p>
          </table:table-cell>
          <table:table-cell office:value-type="float" office:value="-31" table:formula="msoxl:=(C10*1.8)+32" table:style-name="ce2">
            <text:p>-31.00</text:p>
          </table:table-cell>
          <table:table-cell office:value-type="float" office:value="211.5" table:style-name="ce8">
            <text:p>211.500</text:p>
          </table:table-cell>
          <table:table-cell office:value-type="float" office:value="0.1489841986455982" table:formula="msoxl:=($B$5*$B$7)/($B$5+(E10*1000))" table:style-name="ce2">
            <text:p>0.15</text:p>
          </table:table-cell>
          <table:table-cell office:value-type="float" office:value="46.185101580135445" table:formula="msoxl:=(F10/$B$8)*$B$6" table:style-name="ce3">
            <text:p>46</text:p>
          </table:table-cell>
          <table:table-cell office:value-type="float" office:value="2.6221503282615046" table:formula="msoxl:=G11-G10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34" table:style-name="ce2">
            <text:p>-34.00</text:p>
          </table:table-cell>
          <table:table-cell office:value-type="float" office:value="-29.200000000000003" table:formula="msoxl:=(C11*1.8)+32" table:style-name="ce2">
            <text:p>-29.20</text:p>
          </table:table-cell>
          <table:table-cell office:value-type="float" office:value="199.6" table:style-name="ce8">
            <text:p>199.600</text:p>
          </table:table-cell>
          <table:table-cell office:value-type="float" office:value="0.15744274809160305" table:formula="msoxl:=($B$5*$B$7)/($B$5+(E11*1000))" table:style-name="ce2">
            <text:p>0.16</text:p>
          </table:table-cell>
          <table:table-cell office:value-type="float" office:value="48.80725190839695" table:formula="msoxl:=(F11/$B$8)*$B$6" table:style-name="ce3">
            <text:p>49</text:p>
          </table:table-cell>
          <table:table-cell office:value-type="float" office:value="2.8333336544501009" table:formula="msoxl:=G12-G11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33" table:style-name="ce2">
            <text:p>-33.00</text:p>
          </table:table-cell>
          <table:table-cell office:value-type="float" office:value="-27.4" table:formula="msoxl:=(C12*1.8)+32" table:style-name="ce2">
            <text:p>-27.40</text:p>
          </table:table-cell>
          <table:table-cell office:value-type="float" office:value="188.1" table:style-name="ce8">
            <text:p>188.100</text:p>
          </table:table-cell>
          <table:table-cell office:value-type="float" office:value="0.16658253407370016" table:formula="msoxl:=($B$5*$B$7)/($B$5+(E12*1000))" table:style-name="ce2">
            <text:p>0.17</text:p>
          </table:table-cell>
          <table:table-cell office:value-type="float" office:value="51.64058556284705" table:formula="msoxl:=(F12/$B$8)*$B$6" table:style-name="ce3">
            <text:p>52</text:p>
          </table:table-cell>
          <table:table-cell office:value-type="float" office:value="2.9776739139281716" table:formula="msoxl:=G13-G12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32" table:style-name="ce2">
            <text:p>-32.00</text:p>
          </table:table-cell>
          <table:table-cell office:value-type="float" office:value="-25.6" table:formula="msoxl:=(C13*1.8)+32" table:style-name="ce2">
            <text:p>-25.60</text:p>
          </table:table-cell>
          <table:table-cell office:value-type="float" office:value="177.3" table:style-name="ce8">
            <text:p>177.300</text:p>
          </table:table-cell>
          <table:table-cell office:value-type="float" office:value="0.17618793379604911" table:formula="msoxl:=($B$5*$B$7)/($B$5+(E13*1000))" table:style-name="ce2">
            <text:p>0.18</text:p>
          </table:table-cell>
          <table:table-cell office:value-type="float" office:value="54.618259476775222" table:formula="msoxl:=(F13/$B$8)*$B$6" table:style-name="ce3">
            <text:p>55</text:p>
          </table:table-cell>
          <table:table-cell office:value-type="float" office:value="3.1783506927163074" table:formula="msoxl:=G14-G13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31" table:style-name="ce2">
            <text:p>-31.00</text:p>
          </table:table-cell>
          <table:table-cell office:value-type="float" office:value="-23.800000000000004" table:formula="msoxl:=(C14*1.8)+32" table:style-name="ce2">
            <text:p>-23.80</text:p>
          </table:table-cell>
          <table:table-cell office:value-type="float" office:value="167" table:style-name="ce8">
            <text:p>167.000</text:p>
          </table:table-cell>
          <table:table-cell office:value-type="float" office:value="0.1864406779661017" table:formula="msoxl:=($B$5*$B$7)/($B$5+(E14*1000))" table:style-name="ce2">
            <text:p>0.19</text:p>
          </table:table-cell>
          <table:table-cell office:value-type="float" office:value="57.79661016949153" table:formula="msoxl:=(F14/$B$8)*$B$6" table:style-name="ce3">
            <text:p>58</text:p>
          </table:table-cell>
          <table:table-cell office:value-type="float" office:value="3.3876003568242652" table:formula="msoxl:=G15-G14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30" table:style-name="ce2">
            <text:p>-30.00</text:p>
          </table:table-cell>
          <table:table-cell office:value-type="float" office:value="-22" table:formula="msoxl:=(C15*1.8)+32" table:style-name="ce2">
            <text:p>-22.00</text:p>
          </table:table-cell>
          <table:table-cell office:value-type="float" office:value="157.19999999999999" table:style-name="ce8">
            <text:p>157.200</text:p>
          </table:table-cell>
          <table:table-cell office:value-type="float" office:value="0.19736842105263158" table:formula="msoxl:=($B$5*$B$7)/($B$5+(E15*1000))" table:style-name="ce2">
            <text:p>0.20</text:p>
          </table:table-cell>
          <table:table-cell office:value-type="float" office:value="61.184210526315795" table:formula="msoxl:=(F15/$B$8)*$B$6" table:style-name="ce3">
            <text:p>61</text:p>
          </table:table-cell>
          <table:table-cell office:value-type="float" office:value="3.5216718266253935" table:formula="msoxl:=G16-G15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29" table:style-name="ce2">
            <text:p>-29.00</text:p>
          </table:table-cell>
          <table:table-cell office:value-type="float" office:value="-20.200000000000003" table:formula="msoxl:=(C16*1.8)+32" table:style-name="ce2">
            <text:p>-20.20</text:p>
          </table:table-cell>
          <table:table-cell office:value-type="float" office:value="148.1" table:style-name="ce8">
            <text:p>148.100</text:p>
          </table:table-cell>
          <table:table-cell office:value-type="float" office:value="0.20872865275142316" table:formula="msoxl:=($B$5*$B$7)/($B$5+(E16*1000))" table:style-name="ce2">
            <text:p>0.21</text:p>
          </table:table-cell>
          <table:table-cell office:value-type="float" office:value="64.705882352941188" table:formula="msoxl:=(F16/$B$8)*$B$6" table:style-name="ce3">
            <text:p>65</text:p>
          </table:table-cell>
          <table:table-cell office:value-type="float" office:value="3.7680132293881314" table:formula="msoxl:=G17-G16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8" table:style-name="ce2">
            <text:p>-28.00</text:p>
          </table:table-cell>
          <table:table-cell office:value-type="float" office:value="-18.399999999999999" table:formula="msoxl:=(C17*1.8)+32" table:style-name="ce2">
            <text:p>-18.40</text:p>
          </table:table-cell>
          <table:table-cell office:value-type="float" office:value="139.4" table:style-name="ce8">
            <text:p>139.400</text:p>
          </table:table-cell>
          <table:table-cell office:value-type="float" office:value="0.22088353413654618" table:formula="msoxl:=($B$5*$B$7)/($B$5+(E17*1000))" table:style-name="ce2">
            <text:p>0.22</text:p>
          </table:table-cell>
          <table:table-cell office:value-type="float" office:value="68.47389558232932" table:formula="msoxl:=(F17/$B$8)*$B$6" table:style-name="ce3">
            <text:p>68</text:p>
          </table:table-cell>
          <table:table-cell office:value-type="float" office:value="3.925255160770476" table:formula="msoxl:=G18-G17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7" table:style-name="ce2">
            <text:p>-27.00</text:p>
          </table:table-cell>
          <table:table-cell office:value-type="float" office:value="-16.600000000000001" table:formula="msoxl:=(C18*1.8)+32" table:style-name="ce2">
            <text:p>-16.60</text:p>
          </table:table-cell>
          <table:table-cell office:value-type="float" office:value="131.30000000000001" table:style-name="ce8">
            <text:p>131.300</text:p>
          </table:table-cell>
          <table:table-cell office:value-type="float" office:value="0.23354564755838642" table:formula="msoxl:=($B$5*$B$7)/($B$5+(E18*1000))" table:style-name="ce2">
            <text:p>0.23</text:p>
          </table:table-cell>
          <table:table-cell office:value-type="float" office:value="72.399150743099796" table:formula="msoxl:=(F18/$B$8)*$B$6" table:style-name="ce3">
            <text:p>72</text:p>
          </table:table-cell>
          <table:table-cell office:value-type="float" office:value="4.1154341484484434" table:formula="msoxl:=G19-G18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6" table:style-name="ce2">
            <text:p>-26.00</text:p>
          </table:table-cell>
          <table:table-cell office:value-type="float" office:value="-14.800000000000004" table:formula="msoxl:=(C19*1.8)+32" table:style-name="ce2">
            <text:p>-14.80</text:p>
          </table:table-cell>
          <table:table-cell office:value-type="float" office:value="123.7" table:style-name="ce8">
            <text:p>123.700</text:p>
          </table:table-cell>
          <table:table-cell office:value-type="float" office:value="0.24682124158563948" table:formula="msoxl:=($B$5*$B$7)/($B$5+(E19*1000))" table:style-name="ce2">
            <text:p>0.25</text:p>
          </table:table-cell>
          <table:table-cell office:value-type="float" office:value="76.514584891548239" table:formula="msoxl:=(F19/$B$8)*$B$6" table:style-name="ce3">
            <text:p>77</text:p>
          </table:table-cell>
          <table:table-cell office:value-type="float" office:value="4.2911023122432397" table:formula="msoxl:=G20-G19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5" table:style-name="ce2">
            <text:p>-25.00</text:p>
          </table:table-cell>
          <table:table-cell office:value-type="float" office:value="-13" table:formula="msoxl:=(C20*1.8)+32" table:style-name="ce2">
            <text:p>-13.00</text:p>
          </table:table-cell>
          <table:table-cell office:value-type="float" office:value="116.6" table:style-name="ce8">
            <text:p>116.600</text:p>
          </table:table-cell>
          <table:table-cell office:value-type="float" office:value="0.26066350710900477" table:formula="msoxl:=($B$5*$B$7)/($B$5+(E20*1000))" table:style-name="ce2">
            <text:p>0.26</text:p>
          </table:table-cell>
          <table:table-cell office:value-type="float" office:value="80.805687203791479" table:formula="msoxl:=(F20/$B$8)*$B$6" table:style-name="ce3">
            <text:p>81</text:p>
          </table:table-cell>
          <table:table-cell office:value-type="float" office:value="4.4443127962085356" table:formula="msoxl:=G21-G20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4" table:style-name="ce2">
            <text:p>-24.00</text:p>
          </table:table-cell>
          <table:table-cell office:value-type="float" office:value="-11.200000000000003" table:formula="msoxl:=(C21*1.8)+32" table:style-name="ce2">
            <text:p>-11.20</text:p>
          </table:table-cell>
          <table:table-cell office:value-type="float" office:value="110" table:style-name="ce8">
            <text:p>110.000</text:p>
          </table:table-cell>
          <table:table-cell office:value-type="float" office:value="0.27500000000000002" table:formula="msoxl:=($B$5*$B$7)/($B$5+(E21*1000))" table:style-name="ce2">
            <text:p>0.28</text:p>
          </table:table-cell>
          <table:table-cell office:value-type="float" office:value="85.250000000000014" table:formula="msoxl:=(F21/$B$8)*$B$6" table:style-name="ce3">
            <text:p>85</text:p>
          </table:table-cell>
          <table:table-cell office:value-type="float" office:value="4.7236147757255793" table:formula="msoxl:=G22-G21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3" table:style-name="ce2">
            <text:p>-23.00</text:p>
          </table:table-cell>
          <table:table-cell office:value-type="float" office:value="-9.3999999999999986" table:formula="msoxl:=(C22*1.8)+32" table:style-name="ce2">
            <text:p>-9.40</text:p>
          </table:table-cell>
          <table:table-cell office:value-type="float" office:value="103.7" table:style-name="ce8">
            <text:p>103.700</text:p>
          </table:table-cell>
          <table:table-cell office:value-type="float" office:value="0.29023746701846964" table:formula="msoxl:=($B$5*$B$7)/($B$5+(E22*1000))" table:style-name="ce2">
            <text:p>0.29</text:p>
          </table:table-cell>
          <table:table-cell office:value-type="float" office:value="89.973614775725594" table:formula="msoxl:=(F22/$B$8)*$B$6" table:style-name="ce3">
            <text:p>90</text:p>
          </table:table-cell>
          <table:table-cell office:value-type="float" office:value="4.8363944921150051" table:formula="msoxl:=G23-G22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2" table:style-name="ce2">
            <text:p>-22.00</text:p>
          </table:table-cell>
          <table:table-cell office:value-type="float" office:value="-7.6000000000000014" table:formula="msoxl:=(C23*1.8)+32" table:style-name="ce2">
            <text:p>-7.60</text:p>
          </table:table-cell>
          <table:table-cell office:value-type="float" office:value="97.9" table:style-name="ce8">
            <text:p>97.900</text:p>
          </table:table-cell>
          <table:table-cell office:value-type="float" office:value="0.30583873957367935" table:formula="msoxl:=($B$5*$B$7)/($B$5+(E23*1000))" table:style-name="ce2">
            <text:p>0.31</text:p>
          </table:table-cell>
          <table:table-cell office:value-type="float" office:value="94.810009267840599" table:formula="msoxl:=(F23/$B$8)*$B$6" table:style-name="ce3">
            <text:p>95</text:p>
          </table:table-cell>
          <table:table-cell office:value-type="float" office:value="4.9948687809398962" table:formula="msoxl:=G24-G23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1" table:style-name="ce2">
            <text:p>-21.00</text:p>
          </table:table-cell>
          <table:table-cell office:value-type="float" office:value="-5.8000000000000043" table:formula="msoxl:=(C24*1.8)+32" table:style-name="ce2">
            <text:p>-5.80</text:p>
          </table:table-cell>
          <table:table-cell office:value-type="float" office:value="92.5" table:style-name="ce8">
            <text:p>92.500</text:p>
          </table:table-cell>
          <table:table-cell office:value-type="float" office:value="0.32195121951219513" table:formula="msoxl:=($B$5*$B$7)/($B$5+(E24*1000))" table:style-name="ce2">
            <text:p>0.32</text:p>
          </table:table-cell>
          <table:table-cell office:value-type="float" office:value="99.804878048780495" table:formula="msoxl:=(F24/$B$8)*$B$6" table:style-name="ce3">
            <text:p>100</text:p>
          </table:table-cell>
          <table:table-cell office:value-type="float" office:value="5.1935823843510036" table:formula="msoxl:=G25-G24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0" table:style-name="ce2">
            <text:p>-20.00</text:p>
          </table:table-cell>
          <table:table-cell office:value-type="float" office:value="-4" table:formula="msoxl:=(C25*1.8)+32" table:style-name="ce2">
            <text:p>-4.00</text:p>
          </table:table-cell>
          <table:table-cell office:value-type="float" office:value="87.43" table:style-name="ce8">
            <text:p>87.430</text:p>
          </table:table-cell>
          <table:table-cell office:value-type="float" office:value="0.33870471107461769" table:formula="msoxl:=($B$5*$B$7)/($B$5+(E25*1000))" table:style-name="ce2">
            <text:p>0.34</text:p>
          </table:table-cell>
          <table:table-cell office:value-type="float" office:value="104.9984604331315" table:formula="msoxl:=(F25/$B$8)*$B$6" table:style-name="ce3">
            <text:p>105</text:p>
          </table:table-cell>
          <table:table-cell office:value-type="float" office:value="5.2504888070883595" table:formula="msoxl:=G26-G25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9" table:style-name="ce2">
            <text:p>-19.00</text:p>
          </table:table-cell>
          <table:table-cell office:value-type="float" office:value="-2.2000000000000028" table:formula="msoxl:=(C26*1.8)+32" table:style-name="ce2">
            <text:p>-2.20</text:p>
          </table:table-cell>
          <table:table-cell office:value-type="float" office:value="82.79" table:style-name="ce8">
            <text:p>82.790</text:p>
          </table:table-cell>
          <table:table-cell office:value-type="float" office:value="0.35564177174264466" table:formula="msoxl:=($B$5*$B$7)/($B$5+(E26*1000))" table:style-name="ce2">
            <text:p>0.36</text:p>
          </table:table-cell>
          <table:table-cell office:value-type="float" office:value="110.24894924021986" table:formula="msoxl:=(F26/$B$8)*$B$6" table:style-name="ce3">
            <text:p>110</text:p>
          </table:table-cell>
          <table:table-cell office:value-type="float" office:value="5.4226925508249337" table:formula="msoxl:=G27-G26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8" table:style-name="ce2">
            <text:p>-18.00</text:p>
          </table:table-cell>
          <table:table-cell office:value-type="float" office:value="-0.39999999999999858" table:formula="msoxl:=(C27*1.8)+32" table:style-name="ce2">
            <text:p>-0.40</text:p>
          </table:table-cell>
          <table:table-cell office:value-type="float" office:value="78.44" table:style-name="ce8">
            <text:p>78.440</text:p>
          </table:table-cell>
          <table:table-cell office:value-type="float" office:value="0.37313432835820898" table:formula="msoxl:=($B$5*$B$7)/($B$5+(E27*1000))" table:style-name="ce2">
            <text:p>0.37</text:p>
          </table:table-cell>
          <table:table-cell office:value-type="float" office:value="115.67164179104479" table:formula="msoxl:=(F27/$B$8)*$B$6" table:style-name="ce3">
            <text:p>116</text:p>
          </table:table-cell>
          <table:table-cell office:value-type="float" office:value="5.5943610539054447" table:formula="msoxl:=G28-G27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7" table:style-name="ce2">
            <text:p>-17.00</text:p>
          </table:table-cell>
          <table:table-cell office:value-type="float" office:value="1.3999999999999986" table:formula="msoxl:=(C28*1.8)+32" table:style-name="ce2">
            <text:p>1.40</text:p>
          </table:table-cell>
          <table:table-cell office:value-type="float" office:value="74.36" table:style-name="ce8">
            <text:p>74.360</text:p>
          </table:table-cell>
          <table:table-cell office:value-type="float" office:value="0.39118065433854909" table:formula="msoxl:=($B$5*$B$7)/($B$5+(E28*1000))" table:style-name="ce2">
            <text:p>0.39</text:p>
          </table:table-cell>
          <table:table-cell office:value-type="float" office:value="121.26600284495024" table:formula="msoxl:=(F28/$B$8)*$B$6" table:style-name="ce3">
            <text:p>121</text:p>
          </table:table-cell>
          <table:table-cell office:value-type="float" office:value="5.7674008555340635" table:formula="msoxl:=G29-G28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6" table:style-name="ce2">
            <text:p>-16.00</text:p>
          </table:table-cell>
          <table:table-cell office:value-type="float" office:value="3.1999999999999993" table:formula="msoxl:=(C29*1.8)+32" table:style-name="ce2">
            <text:p>3.20</text:p>
          </table:table-cell>
          <table:table-cell office:value-type="float" office:value="70.53" table:style-name="ce8">
            <text:p>70.530</text:p>
          </table:table-cell>
          <table:table-cell office:value-type="float" office:value="0.40978517322736868" table:formula="msoxl:=($B$5*$B$7)/($B$5+(E29*1000))" table:style-name="ce2">
            <text:p>0.41</text:p>
          </table:table-cell>
          <table:table-cell office:value-type="float" office:value="127.0334037004843" table:formula="msoxl:=(F29/$B$8)*$B$6" table:style-name="ce3">
            <text:p>127</text:p>
          </table:table-cell>
          <table:table-cell office:value-type="float" office:value="5.9619161123082023" table:formula="msoxl:=G30-G29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5" table:style-name="ce2">
            <text:p>-15.00</text:p>
          </table:table-cell>
          <table:table-cell office:value-type="float" office:value="5" table:formula="msoxl:=(C30*1.8)+32" table:style-name="ce2">
            <text:p>5.00</text:p>
          </table:table-cell>
          <table:table-cell office:value-type="float" office:value="66.92" table:style-name="ce8">
            <text:p>66.920</text:p>
          </table:table-cell>
          <table:table-cell office:value-type="float" office:value="0.42901716068642748" table:formula="msoxl:=($B$5*$B$7)/($B$5+(E30*1000))" table:style-name="ce2">
            <text:p>0.43</text:p>
          </table:table-cell>
          <table:table-cell office:value-type="float" office:value="132.9953198127925" table:formula="msoxl:=(F30/$B$8)*$B$6" table:style-name="ce3">
            <text:p>133</text:p>
          </table:table-cell>
          <table:table-cell office:value-type="float" office:value="6.112648639750347" table:formula="msoxl:=G31-G30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4" table:style-name="ce2">
            <text:p>-14.00</text:p>
          </table:table-cell>
          <table:table-cell office:value-type="float" office:value="6.8000000000000007" table:formula="msoxl:=(C31*1.8)+32" table:style-name="ce2">
            <text:p>6.80</text:p>
          </table:table-cell>
          <table:table-cell office:value-type="float" office:value="63.54" table:style-name="ce8">
            <text:p>63.540</text:p>
          </table:table-cell>
          <table:table-cell office:value-type="float" office:value="0.44873538210497688" table:formula="msoxl:=($B$5*$B$7)/($B$5+(E31*1000))" table:style-name="ce2">
            <text:p>0.45</text:p>
          </table:table-cell>
          <table:table-cell office:value-type="float" office:value="139.10796845254285" table:formula="msoxl:=(F31/$B$8)*$B$6" table:style-name="ce3">
            <text:p>139</text:p>
          </table:table-cell>
          <table:table-cell office:value-type="float" office:value="6.3284830686399971" table:formula="msoxl:=G32-G31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3" table:style-name="ce2">
            <text:p>-13.00</text:p>
          </table:table-cell>
          <table:table-cell office:value-type="float" office:value="8.5999999999999979" table:formula="msoxl:=(C32*1.8)+32" table:style-name="ce2">
            <text:p>8.60</text:p>
          </table:table-cell>
          <table:table-cell office:value-type="float" office:value="60.34" table:style-name="ce8">
            <text:p>60.340</text:p>
          </table:table-cell>
          <table:table-cell office:value-type="float" office:value="0.4691498436167188" table:formula="msoxl:=($B$5*$B$7)/($B$5+(E32*1000))" table:style-name="ce2">
            <text:p>0.47</text:p>
          </table:table-cell>
          <table:table-cell office:value-type="float" office:value="145.43645152118285" table:formula="msoxl:=(F32/$B$8)*$B$6" table:style-name="ce3">
            <text:p>145</text:p>
          </table:table-cell>
          <table:table-cell office:value-type="float" office:value="6.5017632419242375" table:formula="msoxl:=G33-G32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2" table:style-name="ce2">
            <text:p>-12.00</text:p>
          </table:table-cell>
          <table:table-cell office:value-type="float" office:value="10.399999999999999" table:formula="msoxl:=(C33*1.8)+32" table:style-name="ce2">
            <text:p>10.40</text:p>
          </table:table-cell>
          <table:table-cell office:value-type="float" office:value="57.33" table:style-name="ce8">
            <text:p>57.330</text:p>
          </table:table-cell>
          <table:table-cell office:value-type="float" office:value="0.49012327342937767" table:formula="msoxl:=($B$5*$B$7)/($B$5+(E33*1000))" table:style-name="ce2">
            <text:p>0.49</text:p>
          </table:table-cell>
          <table:table-cell office:value-type="float" office:value="151.93821476310708" table:formula="msoxl:=(F33/$B$8)*$B$6" table:style-name="ce3">
            <text:p>152</text:p>
          </table:table-cell>
          <table:table-cell office:value-type="float" office:value="6.6664363996836471" table:formula="msoxl:=G34-G33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1" table:style-name="ce2">
            <text:p>-11.00</text:p>
          </table:table-cell>
          <table:table-cell office:value-type="float" office:value="12.2" table:formula="msoxl:=(C34*1.8)+32" table:style-name="ce2">
            <text:p>12.20</text:p>
          </table:table-cell>
          <table:table-cell office:value-type="float" office:value="54.5" table:style-name="ce8">
            <text:p>54.500</text:p>
          </table:table-cell>
          <table:table-cell office:value-type="float" office:value="0.51162790697674421" table:formula="msoxl:=($B$5*$B$7)/($B$5+(E34*1000))" table:style-name="ce2">
            <text:p>0.51</text:p>
          </table:table-cell>
          <table:table-cell office:value-type="float" office:value="158.60465116279073" table:formula="msoxl:=(F34/$B$8)*$B$6" table:style-name="ce3">
            <text:p>159</text:p>
          </table:table-cell>
          <table:table-cell office:value-type="float" office:value="6.8757758834726133" table:formula="msoxl:=G35-G34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0" table:style-name="ce2">
            <text:p>-10.00</text:p>
          </table:table-cell>
          <table:table-cell office:value-type="float" office:value="14" table:formula="msoxl:=(C35*1.8)+32" table:style-name="ce2">
            <text:p>14.00</text:p>
          </table:table-cell>
          <table:table-cell office:value-type="float" office:value="51.82" table:style-name="ce8">
            <text:p>51.820</text:p>
          </table:table-cell>
          <table:table-cell office:value-type="float" office:value="0.53380782918149461" table:formula="msoxl:=($B$5*$B$7)/($B$5+(E35*1000))" table:style-name="ce2">
            <text:p>0.53</text:p>
          </table:table-cell>
          <table:table-cell office:value-type="float" office:value="165.48042704626334" table:formula="msoxl:=(F35/$B$8)*$B$6" table:style-name="ce3">
            <text:p>165</text:p>
          </table:table-cell>
          <table:table-cell office:value-type="float" office:value="7.0904231561658264" table:formula="msoxl:=G36-G35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9" table:style-name="ce2">
            <text:p>-9.00</text:p>
          </table:table-cell>
          <table:table-cell office:value-type="float" office:value="15.8" table:formula="msoxl:=(C36*1.8)+32" table:style-name="ce2">
            <text:p>15.80</text:p>
          </table:table-cell>
          <table:table-cell office:value-type="float" office:value="49.28" table:style-name="ce8">
            <text:p>49.280</text:p>
          </table:table-cell>
          <table:table-cell office:value-type="float" office:value="0.55668016194331982" table:formula="msoxl:=($B$5*$B$7)/($B$5+(E36*1000))" table:style-name="ce2">
            <text:p>0.56</text:p>
          </table:table-cell>
          <table:table-cell office:value-type="float" office:value="172.57085020242917" table:formula="msoxl:=(F36/$B$8)*$B$6" table:style-name="ce3">
            <text:p>173</text:p>
          </table:table-cell>
          <table:table-cell office:value-type="float" office:value="7.2498564243945225" table:formula="msoxl:=G37-G36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8" table:style-name="ce2">
            <text:p>-8.00</text:p>
          </table:table-cell>
          <table:table-cell office:value-type="float" office:value="17.600000000000001" table:formula="msoxl:=(C37*1.8)+32" table:style-name="ce2">
            <text:p>17.60</text:p>
          </table:table-cell>
          <table:table-cell office:value-type="float" office:value="46.89" table:style-name="ce8">
            <text:p>46.890</text:p>
          </table:table-cell>
          <table:table-cell office:value-type="float" office:value="0.58006679557039897" table:formula="msoxl:=($B$5*$B$7)/($B$5+(E37*1000))" table:style-name="ce2">
            <text:p>0.58</text:p>
          </table:table-cell>
          <table:table-cell office:value-type="float" office:value="179.82070662682369" table:formula="msoxl:=(F37/$B$8)*$B$6" table:style-name="ce3">
            <text:p>180</text:p>
          </table:table-cell>
          <table:table-cell office:value-type="float" office:value="7.473324863472925" table:formula="msoxl:=G38-G37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7" table:style-name="ce2">
            <text:p>-7.00</text:p>
          </table:table-cell>
          <table:table-cell office:value-type="float" office:value="19.399999999999999" table:formula="msoxl:=(C38*1.8)+32" table:style-name="ce2">
            <text:p>19.40</text:p>
          </table:table-cell>
          <table:table-cell office:value-type="float" office:value="44.62" table:style-name="ce8">
            <text:p>44.620</text:p>
          </table:table-cell>
          <table:table-cell office:value-type="float" office:value="0.60417429512998899" table:formula="msoxl:=($B$5*$B$7)/($B$5+(E38*1000))" table:style-name="ce2">
            <text:p>0.60</text:p>
          </table:table-cell>
          <table:table-cell office:value-type="float" office:value="187.29403149029662" table:formula="msoxl:=(F38/$B$8)*$B$6" table:style-name="ce3">
            <text:p>187</text:p>
          </table:table-cell>
          <table:table-cell office:value-type="float" office:value="7.6373709487277779" table:formula="msoxl:=G39-G38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6" table:style-name="ce2">
            <text:p>-6.00</text:p>
          </table:table-cell>
          <table:table-cell office:value-type="float" office:value="21.2" table:formula="msoxl:=(C39*1.8)+32" table:style-name="ce2">
            <text:p>21.20</text:p>
          </table:table-cell>
          <table:table-cell office:value-type="float" office:value="42.48" table:style-name="ce8">
            <text:p>42.480</text:p>
          </table:table-cell>
          <table:table-cell office:value-type="float" office:value="0.62881097560975607" table:formula="msoxl:=($B$5*$B$7)/($B$5+(E39*1000))" table:style-name="ce2">
            <text:p>0.63</text:p>
          </table:table-cell>
          <table:table-cell office:value-type="float" office:value="194.9314024390244" table:formula="msoxl:=(F39/$B$8)*$B$6" table:style-name="ce3">
            <text:p>195</text:p>
          </table:table-cell>
          <table:table-cell office:value-type="float" office:value="7.8436223379825378" table:formula="msoxl:=G40-G39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5" table:style-name="ce2">
            <text:p>-5.00</text:p>
          </table:table-cell>
          <table:table-cell office:value-type="float" office:value="23" table:formula="msoxl:=(C40*1.8)+32" table:style-name="ce2">
            <text:p>23.00</text:p>
          </table:table-cell>
          <table:table-cell office:value-type="float" office:value="40.450000000000003" table:style-name="ce8">
            <text:p>40.450</text:p>
          </table:table-cell>
          <table:table-cell office:value-type="float" office:value="0.65411298315163524" table:formula="msoxl:=($B$5*$B$7)/($B$5+(E40*1000))" table:style-name="ce2">
            <text:p>0.65</text:p>
          </table:table-cell>
          <table:table-cell office:value-type="float" office:value="202.77502477700693" table:formula="msoxl:=(F40/$B$8)*$B$6" table:style-name="ce3">
            <text:p>203</text:p>
          </table:table-cell>
          <table:table-cell office:value-type="float" office:value="8.0224201024490753" table:formula="msoxl:=G41-G40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4" table:style-name="ce2">
            <text:p>-4.00</text:p>
          </table:table-cell>
          <table:table-cell office:value-type="float" office:value="24.8" table:formula="msoxl:=(C41*1.8)+32" table:style-name="ce2">
            <text:p>24.80</text:p>
          </table:table-cell>
          <table:table-cell office:value-type="float" office:value="38.53" table:style-name="ce8">
            <text:p>38.530</text:p>
          </table:table-cell>
          <table:table-cell office:value-type="float" office:value="0.67999175767566455" table:formula="msoxl:=($B$5*$B$7)/($B$5+(E41*1000))" table:style-name="ce2">
            <text:p>0.68</text:p>
          </table:table-cell>
          <table:table-cell office:value-type="float" office:value="210.79744487945601" table:formula="msoxl:=(F41/$B$8)*$B$6" table:style-name="ce3">
            <text:p>211</text:p>
          </table:table-cell>
          <table:table-cell office:value-type="float" office:value="8.2603709663684128" table:formula="msoxl:=G42-G41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3" table:style-name="ce2">
            <text:p>-3.00</text:p>
          </table:table-cell>
          <table:table-cell office:value-type="float" office:value="26.6" table:formula="msoxl:=(C42*1.8)+32" table:style-name="ce2">
            <text:p>26.60</text:p>
          </table:table-cell>
          <table:table-cell office:value-type="float" office:value="36.700000000000003" table:style-name="ce8">
            <text:p>36.700</text:p>
          </table:table-cell>
          <table:table-cell office:value-type="float" office:value="0.70663811563169165" table:formula="msoxl:=($B$5*$B$7)/($B$5+(E42*1000))" table:style-name="ce2">
            <text:p>0.71</text:p>
          </table:table-cell>
          <table:table-cell office:value-type="float" office:value="219.05781584582442" table:formula="msoxl:=(F42/$B$8)*$B$6" table:style-name="ce3">
            <text:p>219</text:p>
          </table:table-cell>
          <table:table-cell office:value-type="float" office:value="8.4271741475044735" table:formula="msoxl:=G43-G42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2" table:style-name="ce2">
            <text:p>-2.00</text:p>
          </table:table-cell>
          <table:table-cell office:value-type="float" office:value="28.4" table:formula="msoxl:=(C43*1.8)+32" table:style-name="ce2">
            <text:p>28.40</text:p>
          </table:table-cell>
          <table:table-cell office:value-type="float" office:value="34.97" table:style-name="ce8">
            <text:p>34.970</text:p>
          </table:table-cell>
          <table:table-cell office:value-type="float" office:value="0.73382254836557703" table:formula="msoxl:=($B$5*$B$7)/($B$5+(E43*1000))" table:style-name="ce2">
            <text:p>0.73</text:p>
          </table:table-cell>
          <table:table-cell office:value-type="float" office:value="227.4849899933289" table:formula="msoxl:=(F43/$B$8)*$B$6" table:style-name="ce3">
            <text:p>227</text:p>
          </table:table-cell>
          <table:table-cell office:value-type="float" office:value="8.6100942439201162" table:formula="msoxl:=G44-G43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-1" table:style-name="ce2">
            <text:p>-1.00</text:p>
          </table:table-cell>
          <table:table-cell office:value-type="float" office:value="30.2" table:formula="msoxl:=(C44*1.8)+32" table:style-name="ce2">
            <text:p>30.20</text:p>
          </table:table-cell>
          <table:table-cell office:value-type="float" office:value="33.33" table:style-name="ce8">
            <text:p>33.330</text:p>
          </table:table-cell>
          <table:table-cell office:value-type="float" office:value="0.76159704592660971" table:formula="msoxl:=($B$5*$B$7)/($B$5+(E44*1000))" table:style-name="ce2">
            <text:p>0.76</text:p>
          </table:table-cell>
          <table:table-cell office:value-type="float" office:value="236.09508423724901" table:formula="msoxl:=(F44/$B$8)*$B$6" table:style-name="ce3">
            <text:p>236</text:p>
          </table:table-cell>
          <table:table-cell office:value-type="float" office:value="8.8175324733088303" table:formula="msoxl:=G45-G44" table:style-name="ce3">
            <text:p>9</text:p>
          </table:table-cell>
          <table:table-cell/>
          <table:table-cell table:style-name="ce1">
            <draw:frame draw:z-index="2" draw:id="id1" draw:style-name="a1" draw:name="Chart 4" svg:x="0.06548in" svg:y="0.03869in" svg:width="6.81101in" svg:height="5.781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" table:style-name="ce2">
            <text:p>0.00</text:p>
          </table:table-cell>
          <table:table-cell office:value-type="float" office:value="32" table:formula="msoxl:=(C45*1.8)+32" table:style-name="ce2">
            <text:p>32.00</text:p>
          </table:table-cell>
          <table:table-cell office:value-type="float" office:value="31.77" table:style-name="ce8">
            <text:p>31.770</text:p>
          </table:table-cell>
          <table:table-cell office:value-type="float" office:value="0.79004069906631558" table:formula="msoxl:=($B$5*$B$7)/($B$5+(E45*1000))" table:style-name="ce2">
            <text:p>0.79</text:p>
          </table:table-cell>
          <table:table-cell office:value-type="float" office:value="244.91261671055784" table:formula="msoxl:=(F45/$B$8)*$B$6" table:style-name="ce3">
            <text:p>245</text:p>
          </table:table-cell>
          <table:table-cell office:value-type="float" office:value="9.2488739726719871" table:formula="msoxl:=G46-G45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" table:style-name="ce2">
            <text:p>1.00</text:p>
          </table:table-cell>
          <table:table-cell office:value-type="float" office:value="33.799999999999997" table:formula="msoxl:=(C46*1.8)+32" table:style-name="ce2">
            <text:p>33.80</text:p>
          </table:table-cell>
          <table:table-cell office:value-type="float" office:value="30.25" table:style-name="ce8">
            <text:p>30.250</text:p>
          </table:table-cell>
          <table:table-cell office:value-type="float" office:value="0.81987577639751552" table:formula="msoxl:=($B$5*$B$7)/($B$5+(E46*1000))" table:style-name="ce2">
            <text:p>0.82</text:p>
          </table:table-cell>
          <table:table-cell office:value-type="float" office:value="254.16149068322983" table:formula="msoxl:=(F46/$B$8)*$B$6" table:style-name="ce3">
            <text:p>254</text:p>
          </table:table-cell>
          <table:table-cell office:value-type="float" office:value="9.362466040108643" table:formula="msoxl:=G47-G46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" table:style-name="ce2">
            <text:p>2.00</text:p>
          </table:table-cell>
          <table:table-cell office:value-type="float" office:value="35.6" table:formula="msoxl:=(C47*1.8)+32" table:style-name="ce2">
            <text:p>35.60</text:p>
          </table:table-cell>
          <table:table-cell office:value-type="float" office:value="28.82" table:style-name="ce8">
            <text:p>28.820</text:p>
          </table:table-cell>
          <table:table-cell office:value-type="float" office:value="0.85007727975270475" table:formula="msoxl:=($B$5*$B$7)/($B$5+(E47*1000))" table:style-name="ce2">
            <text:p>0.85</text:p>
          </table:table-cell>
          <table:table-cell office:value-type="float" office:value="263.52395672333847" table:formula="msoxl:=(F47/$B$8)*$B$6" table:style-name="ce3">
            <text:p>264</text:p>
          </table:table-cell>
          <table:table-cell office:value-type="float" office:value="9.6402622352730418" table:formula="msoxl:=G48-G47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" table:style-name="ce2">
            <text:p>3.00</text:p>
          </table:table-cell>
          <table:table-cell office:value-type="float" office:value="37.4" table:formula="msoxl:=(C48*1.8)+32" table:style-name="ce2">
            <text:p>37.40</text:p>
          </table:table-cell>
          <table:table-cell office:value-type="float" office:value="27.45" table:style-name="ce8">
            <text:p>27.450</text:p>
          </table:table-cell>
          <table:table-cell office:value-type="float" office:value="0.88117489986648867" table:formula="msoxl:=($B$5*$B$7)/($B$5+(E48*1000))" table:style-name="ce2">
            <text:p>0.88</text:p>
          </table:table-cell>
          <table:table-cell office:value-type="float" office:value="273.16421895861151" table:formula="msoxl:=(F48/$B$8)*$B$6" table:style-name="ce3">
            <text:p>273</text:p>
          </table:table-cell>
          <table:table-cell office:value-type="float" office:value="9.7450730767867526" table:formula="msoxl:=G49-G48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" table:style-name="ce2">
            <text:p>4.00</text:p>
          </table:table-cell>
          <table:table-cell office:value-type="float" office:value="39.200000000000003" table:formula="msoxl:=(C49*1.8)+32" table:style-name="ce2">
            <text:p>39.20</text:p>
          </table:table-cell>
          <table:table-cell office:value-type="float" office:value="26.16" table:style-name="ce8">
            <text:p>26.160</text:p>
          </table:table-cell>
          <table:table-cell office:value-type="float" office:value="0.91261061946902655" table:formula="msoxl:=($B$5*$B$7)/($B$5+(E49*1000))" table:style-name="ce2">
            <text:p>0.91</text:p>
          </table:table-cell>
          <table:table-cell office:value-type="float" office:value="282.90929203539827" table:formula="msoxl:=(F49/$B$8)*$B$6" table:style-name="ce3">
            <text:p>283</text:p>
          </table:table-cell>
          <table:table-cell office:value-type="float" office:value="9.8783439119400214" table:formula="msoxl:=G50-G49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" table:style-name="ce2">
            <text:p>5.00</text:p>
          </table:table-cell>
          <table:table-cell office:value-type="float" office:value="41" table:formula="msoxl:=(C50*1.8)+32" table:style-name="ce2">
            <text:p>41.00</text:p>
          </table:table-cell>
          <table:table-cell office:value-type="float" office:value="24.94" table:style-name="ce8">
            <text:p>24.940</text:p>
          </table:table-cell>
          <table:table-cell office:value-type="float" office:value="0.9444762449914138" table:formula="msoxl:=($B$5*$B$7)/($B$5+(E50*1000))" table:style-name="ce2">
            <text:p>0.94</text:p>
          </table:table-cell>
          <table:table-cell office:value-type="float" office:value="292.78763594733829" table:formula="msoxl:=(F50/$B$8)*$B$6" table:style-name="ce3">
            <text:p>293</text:p>
          </table:table-cell>
          <table:table-cell office:value-type="float" office:value="10.143960143866934" table:formula="msoxl:=G51-G50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" table:style-name="ce2">
            <text:p>6.00</text:p>
          </table:table-cell>
          <table:table-cell office:value-type="float" office:value="42.8" table:formula="msoxl:=(C51*1.8)+32" table:style-name="ce2">
            <text:p>42.80</text:p>
          </table:table-cell>
          <table:table-cell office:value-type="float" office:value="23.77" table:style-name="ce8">
            <text:p>23.770</text:p>
          </table:table-cell>
          <table:table-cell office:value-type="float" office:value="0.9771986970684039" table:formula="msoxl:=($B$5*$B$7)/($B$5+(E51*1000))" table:style-name="ce2">
            <text:p>0.98</text:p>
          </table:table-cell>
          <table:table-cell office:value-type="float" office:value="302.93159609120522" table:formula="msoxl:=(F51/$B$8)*$B$6" table:style-name="ce3">
            <text:p>303</text:p>
          </table:table-cell>
          <table:table-cell office:value-type="float" office:value="10.199717040107942" table:formula="msoxl:=G52-G51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" table:style-name="ce2">
            <text:p>7.00</text:p>
          </table:table-cell>
          <table:table-cell office:value-type="float" office:value="44.6" table:formula="msoxl:=(C52*1.8)+32" table:style-name="ce2">
            <text:p>44.60</text:p>
          </table:table-cell>
          <table:table-cell office:value-type="float" office:value="22.67" table:style-name="ce8">
            <text:p>22.670</text:p>
          </table:table-cell>
          <table:table-cell office:value-type="float" office:value="1.0101010101010102" table:formula="msoxl:=($B$5*$B$7)/($B$5+(E52*1000))" table:style-name="ce2">
            <text:p>1.01</text:p>
          </table:table-cell>
          <table:table-cell office:value-type="float" office:value="313.13131313131316" table:formula="msoxl:=(F52/$B$8)*$B$6" table:style-name="ce3">
            <text:p>313</text:p>
          </table:table-cell>
          <table:table-cell office:value-type="float" office:value="10.398098633392749" table:formula="msoxl:=G53-G52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" table:style-name="ce2">
            <text:p>8.00</text:p>
          </table:table-cell>
          <table:table-cell office:value-type="float" office:value="46.4" table:formula="msoxl:=(C53*1.8)+32" table:style-name="ce2">
            <text:p>46.40</text:p>
          </table:table-cell>
          <table:table-cell office:value-type="float" office:value="21.62" table:style-name="ce8">
            <text:p>21.620</text:p>
          </table:table-cell>
          <table:table-cell office:value-type="float" office:value="1.0436432637571158" table:formula="msoxl:=($B$5*$B$7)/($B$5+(E53*1000))" table:style-name="ce2">
            <text:p>1.04</text:p>
          </table:table-cell>
          <table:table-cell office:value-type="float" office:value="323.52941176470591" table:formula="msoxl:=(F53/$B$8)*$B$6" table:style-name="ce3">
            <text:p>324</text:p>
          </table:table-cell>
          <table:table-cell office:value-type="float" office:value="10.456876188281399" table:formula="msoxl:=G54-G53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" table:style-name="ce2">
            <text:p>9.00</text:p>
          </table:table-cell>
          <table:table-cell office:value-type="float" office:value="48.2" table:formula="msoxl:=(C54*1.8)+32" table:style-name="ce2">
            <text:p>48.20</text:p>
          </table:table-cell>
          <table:table-cell office:value-type="float" office:value="20.63" table:style-name="ce8">
            <text:p>20.630</text:p>
          </table:table-cell>
          <table:table-cell office:value-type="float" office:value="1.0773751224289911" table:formula="msoxl:=($B$5*$B$7)/($B$5+(E54*1000))" table:style-name="ce2">
            <text:p>1.08</text:p>
          </table:table-cell>
          <table:table-cell office:value-type="float" office:value="333.98628795298731" table:formula="msoxl:=(F54/$B$8)*$B$6" table:style-name="ce3">
            <text:p>334</text:p>
          </table:table-cell>
          <table:table-cell office:value-type="float" office:value="10.690261912241795" table:formula="msoxl:=G55-G54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" table:style-name="ce2">
            <text:p>10.00</text:p>
          </table:table-cell>
          <table:table-cell office:value-type="float" office:value="50" table:formula="msoxl:=(C55*1.8)+32" table:style-name="ce2">
            <text:p>50.00</text:p>
          </table:table-cell>
          <table:table-cell office:value-type="float" office:value="19.68" table:style-name="ce8">
            <text:p>19.680</text:p>
          </table:table-cell>
          <table:table-cell office:value-type="float" office:value="1.1118598382749325" table:formula="msoxl:=($B$5*$B$7)/($B$5+(E55*1000))" table:style-name="ce2">
            <text:p>1.11</text:p>
          </table:table-cell>
          <table:table-cell office:value-type="float" office:value="344.67654986522911" table:formula="msoxl:=(F55/$B$8)*$B$6" table:style-name="ce3">
            <text:p>345</text:p>
          </table:table-cell>
          <table:table-cell office:value-type="float" office:value="10.778627341164224" table:formula="msoxl:=G56-G55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" table:style-name="ce2">
            <text:p>11.00</text:p>
          </table:table-cell>
          <table:table-cell office:value-type="float" office:value="51.8" table:formula="msoxl:=(C56*1.8)+32" table:style-name="ce2">
            <text:p>51.80</text:p>
          </table:table-cell>
          <table:table-cell office:value-type="float" office:value="18.78" table:style-name="ce8">
            <text:p>18.780</text:p>
          </table:table-cell>
          <table:table-cell office:value-type="float" office:value="1.1466296038915913" table:formula="msoxl:=($B$5*$B$7)/($B$5+(E56*1000))" table:style-name="ce2">
            <text:p>1.15</text:p>
          </table:table-cell>
          <table:table-cell office:value-type="float" office:value="355.45517720639333" table:formula="msoxl:=(F56/$B$8)*$B$6" table:style-name="ce3">
            <text:p>355</text:p>
          </table:table-cell>
          <table:table-cell office:value-type="float" office:value="10.817647713048132" table:formula="msoxl:=G57-G56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" table:style-name="ce2">
            <text:p>12.00</text:p>
          </table:table-cell>
          <table:table-cell office:value-type="float" office:value="53.6" table:formula="msoxl:=(C57*1.8)+32" table:style-name="ce2">
            <text:p>53.60</text:p>
          </table:table-cell>
          <table:table-cell office:value-type="float" office:value="17.93" table:style-name="ce8">
            <text:p>17.930</text:p>
          </table:table-cell>
          <table:table-cell office:value-type="float" office:value="1.1815252416756177" table:formula="msoxl:=($B$5*$B$7)/($B$5+(E57*1000))" table:style-name="ce2">
            <text:p>1.18</text:p>
          </table:table-cell>
          <table:table-cell office:value-type="float" office:value="366.27282491944146" table:formula="msoxl:=(F57/$B$8)*$B$6" table:style-name="ce3">
            <text:p>366</text:p>
          </table:table-cell>
          <table:table-cell office:value-type="float" office:value="10.93956446108956" table:formula="msoxl:=G58-G57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" table:style-name="ce2">
            <text:p>13.00</text:p>
          </table:table-cell>
          <table:table-cell office:value-type="float" office:value="55.400000000000006" table:formula="msoxl:=(C58*1.8)+32" table:style-name="ce2">
            <text:p>55.40</text:p>
          </table:table-cell>
          <table:table-cell office:value-type="float" office:value="17.12" table:style-name="ce8">
            <text:p>17.120</text:p>
          </table:table-cell>
          <table:table-cell office:value-type="float" office:value="1.2168141592920354" table:formula="msoxl:=($B$5*$B$7)/($B$5+(E58*1000))" table:style-name="ce2">
            <text:p>1.22</text:p>
          </table:table-cell>
          <table:table-cell office:value-type="float" office:value="377.21238938053102" table:formula="msoxl:=(F58/$B$8)*$B$6" table:style-name="ce3">
            <text:p>377</text:p>
          </table:table-cell>
          <table:table-cell office:value-type="float" office:value="11.022904737116107" table:formula="msoxl:=G59-G58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4" table:style-name="ce2">
            <text:p>14.00</text:p>
          </table:table-cell>
          <table:table-cell office:value-type="float" office:value="57.2" table:formula="msoxl:=(C59*1.8)+32" table:style-name="ce2">
            <text:p>57.20</text:p>
          </table:table-cell>
          <table:table-cell office:value-type="float" office:value="16.350000000000001" table:style-name="ce8">
            <text:p>16.350</text:p>
          </table:table-cell>
          <table:table-cell office:value-type="float" office:value="1.252371916508539" table:formula="msoxl:=($B$5*$B$7)/($B$5+(E59*1000))" table:style-name="ce2">
            <text:p>1.25</text:p>
          </table:table-cell>
          <table:table-cell office:value-type="float" office:value="388.23529411764713" table:formula="msoxl:=(F59/$B$8)*$B$6" table:style-name="ce3">
            <text:p>388</text:p>
          </table:table-cell>
          <table:table-cell office:value-type="float" office:value="11.062129769940725" table:formula="msoxl:=G60-G59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5" table:style-name="ce2">
            <text:p>15.00</text:p>
          </table:table-cell>
          <table:table-cell office:value-type="float" office:value="59" table:formula="msoxl:=(C60*1.8)+32" table:style-name="ce2">
            <text:p>59.00</text:p>
          </table:table-cell>
          <table:table-cell office:value-type="float" office:value="15.62" table:style-name="ce8">
            <text:p>15.620</text:p>
          </table:table-cell>
          <table:table-cell office:value-type="float" office:value="1.2880562060889931" table:formula="msoxl:=($B$5*$B$7)/($B$5+(E60*1000))" table:style-name="ce2">
            <text:p>1.29</text:p>
          </table:table-cell>
          <table:table-cell office:value-type="float" office:value="399.29742388758785" table:formula="msoxl:=(F60/$B$8)*$B$6" table:style-name="ce3">
            <text:p>399</text:p>
          </table:table-cell>
          <table:table-cell office:value-type="float" office:value="11.051553248392906" table:formula="msoxl:=G61-G60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6" table:style-name="ce2">
            <text:p>16.00</text:p>
          </table:table-cell>
          <table:table-cell office:value-type="float" office:value="60.8" table:formula="msoxl:=(C61*1.8)+32" table:style-name="ce2">
            <text:p>60.80</text:p>
          </table:table-cell>
          <table:table-cell office:value-type="float" office:value="14.93" table:style-name="ce8">
            <text:p>14.930</text:p>
          </table:table-cell>
          <table:table-cell office:value-type="float" office:value="1.3237063778580025" table:formula="msoxl:=($B$5*$B$7)/($B$5+(E61*1000))" table:style-name="ce2">
            <text:p>1.32</text:p>
          </table:table-cell>
          <table:table-cell office:value-type="float" office:value="410.34897713598076" table:formula="msoxl:=(F61/$B$8)*$B$6" table:style-name="ce3">
            <text:p>410</text:p>
          </table:table-cell>
          <table:table-cell office:value-type="float" office:value="11.332803573005208" table:formula="msoxl:=G62-G61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7" table:style-name="ce2">
            <text:p>17.00</text:p>
          </table:table-cell>
          <table:table-cell office:value-type="float" office:value="62.6" table:formula="msoxl:=(C62*1.8)+32" table:style-name="ce2">
            <text:p>62.60</text:p>
          </table:table-cell>
          <table:table-cell office:value-type="float" office:value="14.26" table:style-name="ce8">
            <text:p>14.260</text:p>
          </table:table-cell>
          <table:table-cell office:value-type="float" office:value="1.3602638087386645" table:formula="msoxl:=($B$5*$B$7)/($B$5+(E62*1000))" table:style-name="ce2">
            <text:p>1.36</text:p>
          </table:table-cell>
          <table:table-cell office:value-type="float" office:value="421.68178070898597" table:formula="msoxl:=(F62/$B$8)*$B$6" table:style-name="ce3">
            <text:p>422</text:p>
          </table:table-cell>
          <table:table-cell office:value-type="float" office:value="11.242468127239192" table:formula="msoxl:=G63-G62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8" table:style-name="ce2">
            <text:p>18.00</text:p>
          </table:table-cell>
          <table:table-cell office:value-type="float" office:value="64.400000000000006" table:formula="msoxl:=(C63*1.8)+32" table:style-name="ce2">
            <text:p>64.40</text:p>
          </table:table-cell>
          <table:table-cell office:value-type="float" office:value="13.63" table:style-name="ce8">
            <text:p>13.630</text:p>
          </table:table-cell>
          <table:table-cell office:value-type="float" office:value="1.396529834955565" table:formula="msoxl:=($B$5*$B$7)/($B$5+(E63*1000))" table:style-name="ce2">
            <text:p>1.40</text:p>
          </table:table-cell>
          <table:table-cell office:value-type="float" office:value="432.92424883622516" table:formula="msoxl:=(F63/$B$8)*$B$6" table:style-name="ce3">
            <text:p>433</text:p>
          </table:table-cell>
          <table:table-cell office:value-type="float" office:value="11.086167830441582" table:formula="msoxl:=G64-G63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9" table:style-name="ce2">
            <text:p>19.00</text:p>
          </table:table-cell>
          <table:table-cell office:value-type="float" office:value="66.2" table:formula="msoxl:=(C64*1.8)+32" table:style-name="ce2">
            <text:p>66.20</text:p>
          </table:table-cell>
          <table:table-cell office:value-type="float" office:value="13.04" table:style-name="ce8">
            <text:p>13.040</text:p>
          </table:table-cell>
          <table:table-cell office:value-type="float" office:value="1.4322916666666667" table:formula="msoxl:=($B$5*$B$7)/($B$5+(E64*1000))" table:style-name="ce2">
            <text:p>1.43</text:p>
          </table:table-cell>
          <table:table-cell office:value-type="float" office:value="444.01041666666674" table:formula="msoxl:=(F64/$B$8)*$B$6" table:style-name="ce3">
            <text:p>444</text:p>
          </table:table-cell>
          <table:table-cell office:value-type="float" office:value="11.263281597685761" table:formula="msoxl:=G65-G64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" table:style-name="ce2">
            <text:p>20.00</text:p>
          </table:table-cell>
          <table:table-cell office:value-type="float" office:value="68" table:formula="msoxl:=(C65*1.8)+32" table:style-name="ce2">
            <text:p>68.00</text:p>
          </table:table-cell>
          <table:table-cell office:value-type="float" office:value="12.47" table:style-name="ce8">
            <text:p>12.470</text:p>
          </table:table-cell>
          <table:table-cell office:value-type="float" office:value="1.4686248331108145" table:formula="msoxl:=($B$5*$B$7)/($B$5+(E65*1000))" table:style-name="ce2">
            <text:p>1.47</text:p>
          </table:table-cell>
          <table:table-cell office:value-type="float" office:value="455.2736982643525" table:formula="msoxl:=(F65/$B$8)*$B$6" table:style-name="ce3">
            <text:p>455</text:p>
          </table:table-cell>
          <table:table-cell office:value-type="float" office:value="11.423382027618345" table:formula="msoxl:=G66-G65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1" table:style-name="ce2">
            <text:p>21.00</text:p>
          </table:table-cell>
          <table:table-cell office:value-type="float" office:value="69.800000000000011" table:formula="msoxl:=(C66*1.8)+32" table:style-name="ce2">
            <text:p>69.80</text:p>
          </table:table-cell>
          <table:table-cell office:value-type="float" office:value="11.92" table:style-name="ce8">
            <text:p>11.920</text:p>
          </table:table-cell>
          <table:table-cell office:value-type="float" office:value="1.5054744525547445" table:formula="msoxl:=($B$5*$B$7)/($B$5+(E66*1000))" table:style-name="ce2">
            <text:p>1.51</text:p>
          </table:table-cell>
          <table:table-cell office:value-type="float" office:value="466.69708029197085" table:formula="msoxl:=(F66/$B$8)*$B$6" table:style-name="ce3">
            <text:p>467</text:p>
          </table:table-cell>
          <table:table-cell office:value-type="float" office:value="11.117025266179553" table:formula="msoxl:=G67-G66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2" table:style-name="ce2">
            <text:p>22.00</text:p>
          </table:table-cell>
          <table:table-cell office:value-type="float" office:value="71.599999999999994" table:formula="msoxl:=(C67*1.8)+32" table:style-name="ce2">
            <text:p>71.60</text:p>
          </table:table-cell>
          <table:table-cell office:value-type="float" office:value="11.41" table:style-name="ce8">
            <text:p>11.410</text:p>
          </table:table-cell>
          <table:table-cell office:value-type="float" office:value="1.5413358243811304" table:formula="msoxl:=($B$5*$B$7)/($B$5+(E67*1000))" table:style-name="ce2">
            <text:p>1.54</text:p>
          </table:table-cell>
          <table:table-cell office:value-type="float" office:value="477.8141055581504" table:formula="msoxl:=(F67/$B$8)*$B$6" table:style-name="ce3">
            <text:p>478</text:p>
          </table:table-cell>
          <table:table-cell office:value-type="float" office:value="11.425492720185332" table:formula="msoxl:=G68-G67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3" table:style-name="ce2">
            <text:p>23.00</text:p>
          </table:table-cell>
          <table:table-cell office:value-type="float" office:value="73.400000000000006" table:formula="msoxl:=(C68*1.8)+32" table:style-name="ce2">
            <text:p>73.40</text:p>
          </table:table-cell>
          <table:table-cell office:value-type="float" office:value="10.91" table:style-name="ce8">
            <text:p>10.910</text:p>
          </table:table-cell>
          <table:table-cell office:value-type="float" office:value="1.5781922525107603" table:formula="msoxl:=($B$5*$B$7)/($B$5+(E68*1000))" table:style-name="ce2">
            <text:p>1.58</text:p>
          </table:table-cell>
          <table:table-cell office:value-type="float" office:value="489.23959827833573" table:formula="msoxl:=(F68/$B$8)*$B$6" table:style-name="ce3">
            <text:p>489</text:p>
          </table:table-cell>
          <table:table-cell office:value-type="float" office:value="11.00490049917039" table:formula="msoxl:=G69-G68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4" table:style-name="ce2">
            <text:p>24.00</text:p>
          </table:table-cell>
          <table:table-cell office:value-type="float" office:value="75.2" table:formula="msoxl:=(C69*1.8)+32" table:style-name="ce2">
            <text:p>75.20</text:p>
          </table:table-cell>
          <table:table-cell office:value-type="float" office:value="10.45" table:style-name="ce8">
            <text:p>10.450</text:p>
          </table:table-cell>
          <table:table-cell office:value-type="float" office:value="1.6136919315403424" table:formula="msoxl:=($B$5*$B$7)/($B$5+(E69*1000))" table:style-name="ce2">
            <text:p>1.61</text:p>
          </table:table-cell>
          <table:table-cell office:value-type="float" office:value="500.24449877750612" table:formula="msoxl:=(F69/$B$8)*$B$6" table:style-name="ce3">
            <text:p>500</text:p>
          </table:table-cell>
          <table:table-cell office:value-type="float" office:value="11.255501222493876" table:formula="msoxl:=G70-G69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5" table:style-name="ce2">
            <text:p>25.00</text:p>
          </table:table-cell>
          <table:table-cell office:value-type="float" office:value="77" table:formula="msoxl:=(C70*1.8)+32" table:style-name="ce2">
            <text:p>77.00</text:p>
          </table:table-cell>
          <table:table-cell office:value-type="float" office:value="10" table:style-name="ce8">
            <text:p>10.000</text:p>
          </table:table-cell>
          <table:table-cell office:value-type="float" office:value="1.65" table:formula="msoxl:=($B$5*$B$7)/($B$5+(E70*1000))" table:style-name="ce2">
            <text:p>1.65</text:p>
          </table:table-cell>
          <table:table-cell office:value-type="float" office:value="511.5" table:formula="msoxl:=(F70/$B$8)*$B$6" table:style-name="ce3">
            <text:p>512</text:p>
          </table:table-cell>
          <table:table-cell office:value-type="float" office:value="11.105363984674341" table:formula="msoxl:=G71-G70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6" table:style-name="ce2">
            <text:p>26.00</text:p>
          </table:table-cell>
          <table:table-cell office:value-type="float" office:value="78.800000000000011" table:formula="msoxl:=(C71*1.8)+32" table:style-name="ce2">
            <text:p>78.80</text:p>
          </table:table-cell>
          <table:table-cell office:value-type="float" office:value="9.5749999999999993" table:style-name="ce8">
            <text:p>9.575</text:p>
          </table:table-cell>
          <table:table-cell office:value-type="float" office:value="1.685823754789272" table:formula="msoxl:=($B$5*$B$7)/($B$5+(E71*1000))" table:style-name="ce2">
            <text:p>1.69</text:p>
          </table:table-cell>
          <table:table-cell office:value-type="float" office:value="522.60536398467434" table:formula="msoxl:=(F71/$B$8)*$B$6" table:style-name="ce3">
            <text:p>523</text:p>
          </table:table-cell>
          <table:table-cell office:value-type="float" office:value="11.040958394042377" table:formula="msoxl:=G72-G71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" table:style-name="ce2">
            <text:p>27.00</text:p>
          </table:table-cell>
          <table:table-cell office:value-type="float" office:value="80.599999999999994" table:formula="msoxl:=(C72*1.8)+32" table:style-name="ce2">
            <text:p>80.60</text:p>
          </table:table-cell>
          <table:table-cell office:value-type="float" office:value="9.17" table:style-name="ce8">
            <text:p>9.170</text:p>
          </table:table-cell>
          <table:table-cell office:value-type="float" office:value="1.7214397496087637" table:formula="msoxl:=($B$5*$B$7)/($B$5+(E72*1000))" table:style-name="ce2">
            <text:p>1.72</text:p>
          </table:table-cell>
          <table:table-cell office:value-type="float" office:value="533.64632237871672" table:formula="msoxl:=(F72/$B$8)*$B$6" table:style-name="ce3">
            <text:p>534</text:p>
          </table:table-cell>
          <table:table-cell office:value-type="float" office:value="10.966113737126534" table:formula="msoxl:=G73-G72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8" table:style-name="ce2">
            <text:p>28.00</text:p>
          </table:table-cell>
          <table:table-cell office:value-type="float" office:value="82.4" table:formula="msoxl:=(C73*1.8)+32" table:style-name="ce2">
            <text:p>82.40</text:p>
          </table:table-cell>
          <table:table-cell office:value-type="float" office:value="8.7840000000000007" table:style-name="ce8">
            <text:p>8.784</text:p>
          </table:table-cell>
          <table:table-cell office:value-type="float" office:value="1.7568143100511073" table:formula="msoxl:=($B$5*$B$7)/($B$5+(E73*1000))" table:style-name="ce2">
            <text:p>1.76</text:p>
          </table:table-cell>
          <table:table-cell office:value-type="float" office:value="544.61243611584325" table:formula="msoxl:=(F73/$B$8)*$B$6" table:style-name="ce3">
            <text:p>545</text:p>
          </table:table-cell>
          <table:table-cell office:value-type="float" office:value="10.882785430638137" table:formula="msoxl:=G74-G73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9" table:style-name="ce2">
            <text:p>29.00</text:p>
          </table:table-cell>
          <table:table-cell office:value-type="float" office:value="84.2" table:formula="msoxl:=(C74*1.8)+32" table:style-name="ce2">
            <text:p>84.20</text:p>
          </table:table-cell>
          <table:table-cell office:value-type="float" office:value="8.4160000000000004" table:style-name="ce8">
            <text:p>8.416</text:p>
          </table:table-cell>
          <table:table-cell office:value-type="float" office:value="1.7919200695047786" table:formula="msoxl:=($B$5*$B$7)/($B$5+(E74*1000))" table:style-name="ce2">
            <text:p>1.79</text:p>
          </table:table-cell>
          <table:table-cell office:value-type="float" office:value="555.49522154648139" table:formula="msoxl:=(F74/$B$8)*$B$6" table:style-name="ce3">
            <text:p>555</text:p>
          </table:table-cell>
          <table:table-cell office:value-type="float" office:value="10.824530446432732" table:formula="msoxl:=G75-G74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0" table:style-name="ce2">
            <text:p>30.00</text:p>
          </table:table-cell>
          <table:table-cell office:value-type="float" office:value="86" table:formula="msoxl:=(C75*1.8)+32" table:style-name="ce2">
            <text:p>86.00</text:p>
          </table:table-cell>
          <table:table-cell office:value-type="float" office:value="8.0640000000000001" table:style-name="ce8">
            <text:p>8.064</text:p>
          </table:table-cell>
          <table:table-cell office:value-type="float" office:value="1.8268379096545615" table:formula="msoxl:=($B$5*$B$7)/($B$5+(E75*1000))" table:style-name="ce2">
            <text:p>1.83</text:p>
          </table:table-cell>
          <table:table-cell office:value-type="float" office:value="566.31975199291412" table:formula="msoxl:=(F75/$B$8)*$B$6" table:style-name="ce3">
            <text:p>566</text:p>
          </table:table-cell>
          <table:table-cell office:value-type="float" office:value="10.668403675444551" table:formula="msoxl:=G76-G75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1" table:style-name="ce2">
            <text:p>31.00</text:p>
          </table:table-cell>
          <table:table-cell office:value-type="float" office:value="87.800000000000011" table:formula="msoxl:=(C76*1.8)+32" table:style-name="ce2">
            <text:p>87.80</text:p>
          </table:table-cell>
          <table:table-cell office:value-type="float" office:value="7.73" table:style-name="ce8">
            <text:p>7.730</text:p>
          </table:table-cell>
          <table:table-cell office:value-type="float" office:value="1.8612521150592216" table:formula="msoxl:=($B$5*$B$7)/($B$5+(E76*1000))" table:style-name="ce2">
            <text:p>1.86</text:p>
          </table:table-cell>
          <table:table-cell office:value-type="float" office:value="576.98815566835867" table:formula="msoxl:=(F76/$B$8)*$B$6" table:style-name="ce3">
            <text:p>577</text:p>
          </table:table-cell>
          <table:table-cell office:value-type="float" office:value="10.605181494191584" table:formula="msoxl:=G77-G76" table:style-name="ce3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2" table:style-name="ce2">
            <text:p>32.00</text:p>
          </table:table-cell>
          <table:table-cell office:value-type="float" office:value="89.6" table:formula="msoxl:=(C77*1.8)+32" table:style-name="ce2">
            <text:p>89.60</text:p>
          </table:table-cell>
          <table:table-cell office:value-type="float" office:value="7.41" table:style-name="ce8">
            <text:p>7.410</text:p>
          </table:table-cell>
          <table:table-cell office:value-type="float" office:value="1.8954623779437105" table:formula="msoxl:=($B$5*$B$7)/($B$5+(E77*1000))" table:style-name="ce2">
            <text:p>1.90</text:p>
          </table:table-cell>
          <table:table-cell office:value-type="float" office:value="587.59333716255026" table:formula="msoxl:=(F77/$B$8)*$B$6" table:style-name="ce3">
            <text:p>588</text:p>
          </table:table-cell>
          <table:table-cell office:value-type="float" office:value="10.442439757828538" table:formula="msoxl:=G78-G77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3" table:style-name="ce2">
            <text:p>33.00</text:p>
          </table:table-cell>
          <table:table-cell office:value-type="float" office:value="91.4" table:formula="msoxl:=(C78*1.8)+32" table:style-name="ce2">
            <text:p>91.40</text:p>
          </table:table-cell>
          <table:table-cell office:value-type="float" office:value="7.1059999999999999" table:style-name="ce8">
            <text:p>7.106</text:p>
          </table:table-cell>
          <table:table-cell office:value-type="float" office:value="1.9291476674850929" table:formula="msoxl:=($B$5*$B$7)/($B$5+(E78*1000))" table:style-name="ce2">
            <text:p>1.93</text:p>
          </table:table-cell>
          <table:table-cell office:value-type="float" office:value="598.03577692037879" table:formula="msoxl:=(F78/$B$8)*$B$6" table:style-name="ce3">
            <text:p>598</text:p>
          </table:table-cell>
          <table:table-cell office:value-type="float" office:value="10.349593284795105" table:formula="msoxl:=G79-G78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4" table:style-name="ce2">
            <text:p>34.00</text:p>
          </table:table-cell>
          <table:table-cell office:value-type="float" office:value="93.2" table:formula="msoxl:=(C79*1.8)+32" table:style-name="ce2">
            <text:p>93.20</text:p>
          </table:table-cell>
          <table:table-cell office:value-type="float" office:value="6.8150000000000004" table:style-name="ce8">
            <text:p>6.815</text:p>
          </table:table-cell>
          <table:table-cell office:value-type="float" office:value="1.9625334522747546" table:formula="msoxl:=($B$5*$B$7)/($B$5+(E79*1000))" table:style-name="ce2">
            <text:p>1.96</text:p>
          </table:table-cell>
          <table:table-cell office:value-type="float" office:value="608.3853702051739" table:formula="msoxl:=(F79/$B$8)*$B$6" table:style-name="ce3">
            <text:p>608</text:p>
          </table:table-cell>
          <table:table-cell office:value-type="float" office:value="10.190031899070959" table:formula="msoxl:=G80-G79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5" table:style-name="ce2">
            <text:p>35.00</text:p>
          </table:table-cell>
          <table:table-cell office:value-type="float" office:value="95" table:formula="msoxl:=(C80*1.8)+32" table:style-name="ce2">
            <text:p>95.00</text:p>
          </table:table-cell>
          <table:table-cell office:value-type="float" office:value="6.5380000000000003" table:style-name="ce8">
            <text:p>6.538</text:p>
          </table:table-cell>
          <table:table-cell office:value-type="float" office:value="1.9954045229169186" table:formula="msoxl:=($B$5*$B$7)/($B$5+(E80*1000))" table:style-name="ce2">
            <text:p>2.00</text:p>
          </table:table-cell>
          <table:table-cell office:value-type="float" office:value="618.57540210424486" table:formula="msoxl:=(F80/$B$8)*$B$6" table:style-name="ce3">
            <text:p>619</text:p>
          </table:table-cell>
          <table:table-cell office:value-type="float" office:value="10.073279761422327" table:formula="msoxl:=G81-G80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6" table:style-name="ce2">
            <text:p>36.00</text:p>
          </table:table-cell>
          <table:table-cell office:value-type="float" office:value="96.8" table:formula="msoxl:=(C81*1.8)+32" table:style-name="ce2">
            <text:p>96.80</text:p>
          </table:table-cell>
          <table:table-cell office:value-type="float" office:value="6.2729999999999997" table:style-name="ce8">
            <text:p>6.273</text:p>
          </table:table-cell>
          <table:table-cell office:value-type="float" office:value="2.0278989737602164" table:formula="msoxl:=($B$5*$B$7)/($B$5+(E81*1000))" table:style-name="ce2">
            <text:p>2.03</text:p>
          </table:table-cell>
          <table:table-cell office:value-type="float" office:value="628.64868186566719" table:formula="msoxl:=(F81/$B$8)*$B$6" table:style-name="ce3">
            <text:p>629</text:p>
          </table:table-cell>
          <table:table-cell office:value-type="float" office:value="9.9280971605501236" table:formula="msoxl:=G82-G81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7" table:style-name="ce2">
            <text:p>37.00</text:p>
          </table:table-cell>
          <table:table-cell office:value-type="float" office:value="98.600000000000009" table:formula="msoxl:=(C82*1.8)+32" table:style-name="ce2">
            <text:p>98.60</text:p>
          </table:table-cell>
          <table:table-cell office:value-type="float" office:value="6.02" table:style-name="ce8">
            <text:p>6.020</text:p>
          </table:table-cell>
          <table:table-cell office:value-type="float" office:value="2.0599250936329589" table:formula="msoxl:=($B$5*$B$7)/($B$5+(E82*1000))" table:style-name="ce2">
            <text:p>2.06</text:p>
          </table:table-cell>
          <table:table-cell office:value-type="float" office:value="638.57677902621731" table:formula="msoxl:=(F82/$B$8)*$B$6" table:style-name="ce3">
            <text:p>639</text:p>
          </table:table-cell>
          <table:table-cell office:value-type="float" office:value="9.7943706758995859" table:formula="msoxl:=G83-G82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8" table:style-name="ce2">
            <text:p>38.00</text:p>
          </table:table-cell>
          <table:table-cell office:value-type="float" office:value="100.4" table:formula="msoxl:=(C83*1.8)+32" table:style-name="ce2">
            <text:p>100.40</text:p>
          </table:table-cell>
          <table:table-cell office:value-type="float" office:value="5.7779999999999996" table:style-name="ce8">
            <text:p>5.778</text:p>
          </table:table-cell>
          <table:table-cell office:value-type="float" office:value="2.091519837748764" table:formula="msoxl:=($B$5*$B$7)/($B$5+(E83*1000))" table:style-name="ce2">
            <text:p>2.09</text:p>
          </table:table-cell>
          <table:table-cell office:value-type="float" office:value="648.3711497021169" table:formula="msoxl:=(F83/$B$8)*$B$6" table:style-name="ce3">
            <text:p>648</text:p>
          </table:table-cell>
          <table:table-cell office:value-type="float" office:value="9.5912891967769838" table:formula="msoxl:=G84-G83" table:style-name="ce3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9" table:style-name="ce2">
            <text:p>39.00</text:p>
          </table:table-cell>
          <table:table-cell office:value-type="float" office:value="102.2" table:formula="msoxl:=(C84*1.8)+32" table:style-name="ce2">
            <text:p>102.20</text:p>
          </table:table-cell>
          <table:table-cell office:value-type="float" office:value="5.548" table:style-name="ce8">
            <text:p>5.548</text:p>
          </table:table-cell>
          <table:table-cell office:value-type="float" office:value="2.1224594803190122" table:formula="msoxl:=($B$5*$B$7)/($B$5+(E84*1000))" table:style-name="ce2">
            <text:p>2.12</text:p>
          </table:table-cell>
          <table:table-cell office:value-type="float" office:value="657.96243889889388" table:formula="msoxl:=(F84/$B$8)*$B$6" table:style-name="ce3">
            <text:p>658</text:p>
          </table:table-cell>
          <table:table-cell office:value-type="float" office:value="9.4871598484147626" table:formula="msoxl:=G85-G84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0" table:style-name="ce2">
            <text:p>40.00</text:p>
          </table:table-cell>
          <table:table-cell office:value-type="float" office:value="104" table:formula="msoxl:=(C85*1.8)+32" table:style-name="ce2">
            <text:p>104.00</text:p>
          </table:table-cell>
          <table:table-cell office:value-type="float" office:value="5.327" table:style-name="ce8">
            <text:p>5.327</text:p>
          </table:table-cell>
          <table:table-cell office:value-type="float" office:value="2.1530632217655117" table:formula="msoxl:=($B$5*$B$7)/($B$5+(E85*1000))" table:style-name="ce2">
            <text:p>2.15</text:p>
          </table:table-cell>
          <table:table-cell office:value-type="float" office:value="667.44959874730864" table:formula="msoxl:=(F85/$B$8)*$B$6" table:style-name="ce3">
            <text:p>667</text:p>
          </table:table-cell>
          <table:table-cell office:value-type="float" office:value="9.271972993116151" table:formula="msoxl:=G86-G85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1" table:style-name="ce2">
            <text:p>41.00</text:p>
          </table:table-cell>
          <table:table-cell office:value-type="float" office:value="105.8" table:formula="msoxl:=(C86*1.8)+32" table:style-name="ce2">
            <text:p>105.80</text:p>
          </table:table-cell>
          <table:table-cell office:value-type="float" office:value="5.117" table:style-name="ce8">
            <text:p>5.117</text:p>
          </table:table-cell>
          <table:table-cell office:value-type="float" office:value="2.182972812065886" table:formula="msoxl:=($B$5*$B$7)/($B$5+(E86*1000))" table:style-name="ce2">
            <text:p>2.18</text:p>
          </table:table-cell>
          <table:table-cell office:value-type="float" office:value="676.72157174042479" table:formula="msoxl:=(F86/$B$8)*$B$6" table:style-name="ce3">
            <text:p>677</text:p>
          </table:table-cell>
          <table:table-cell office:value-type="float" office:value="9.1651195099942697" table:formula="msoxl:=G87-G86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2" table:style-name="ce2">
            <text:p>42.00</text:p>
          </table:table-cell>
          <table:table-cell office:value-type="float" office:value="107.60000000000001" table:formula="msoxl:=(C87*1.8)+32" table:style-name="ce2">
            <text:p>107.60</text:p>
          </table:table-cell>
          <table:table-cell office:value-type="float" office:value="4.915" table:style-name="ce8">
            <text:p>4.915</text:p>
          </table:table-cell>
          <table:table-cell office:value-type="float" office:value="2.2125377137110291" table:formula="msoxl:=($B$5*$B$7)/($B$5+(E87*1000))" table:style-name="ce2">
            <text:p>2.21</text:p>
          </table:table-cell>
          <table:table-cell office:value-type="float" office:value="685.88669125041906" table:formula="msoxl:=(F87/$B$8)*$B$6" table:style-name="ce3">
            <text:p>686</text:p>
          </table:table-cell>
          <table:table-cell office:value-type="float" office:value="8.9445252136168847" table:formula="msoxl:=G88-G87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3" table:style-name="ce2">
            <text:p>43.00</text:p>
          </table:table-cell>
          <table:table-cell office:value-type="float" office:value="109.4" table:formula="msoxl:=(C88*1.8)+32" table:style-name="ce2">
            <text:p>109.40</text:p>
          </table:table-cell>
          <table:table-cell office:value-type="float" office:value="4.7229999999999999" table:style-name="ce8">
            <text:p>4.723</text:p>
          </table:table-cell>
          <table:table-cell office:value-type="float" office:value="2.2413910208517285" table:formula="msoxl:=($B$5*$B$7)/($B$5+(E88*1000))" table:style-name="ce2">
            <text:p>2.24</text:p>
          </table:table-cell>
          <table:table-cell office:value-type="float" office:value="694.83121646403595" table:formula="msoxl:=(F88/$B$8)*$B$6" table:style-name="ce3">
            <text:p>695</text:p>
          </table:table-cell>
          <table:table-cell office:value-type="float" office:value="8.7935170114438961" table:formula="msoxl:=G89-G88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4" table:style-name="ce2">
            <text:p>44.00</text:p>
          </table:table-cell>
          <table:table-cell office:value-type="float" office:value="111.2" table:formula="msoxl:=(C89*1.8)+32" table:style-name="ce2">
            <text:p>111.20</text:p>
          </table:table-cell>
          <table:table-cell office:value-type="float" office:value="4.5389999999999997" table:style-name="ce8">
            <text:p>4.539</text:p>
          </table:table-cell>
          <table:table-cell office:value-type="float" office:value="2.2697572047596122" table:formula="msoxl:=($B$5*$B$7)/($B$5+(E89*1000))" table:style-name="ce2">
            <text:p>2.27</text:p>
          </table:table-cell>
          <table:table-cell office:value-type="float" office:value="703.62473347547984" table:formula="msoxl:=(F89/$B$8)*$B$6" table:style-name="ce3">
            <text:p>704</text:p>
          </table:table-cell>
          <table:table-cell office:value-type="float" office:value="8.6220116334807244" table:formula="msoxl:=G90-G89" table:style-name="ce3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5" table:style-name="ce2">
            <text:p>45.00</text:p>
          </table:table-cell>
          <table:table-cell office:value-type="float" office:value="113" table:formula="msoxl:=(C90*1.8)+32" table:style-name="ce2">
            <text:p>113.00</text:p>
          </table:table-cell>
          <table:table-cell office:value-type="float" office:value="4.3630000000000004" table:style-name="ce8">
            <text:p>4.363</text:p>
          </table:table-cell>
          <table:table-cell office:value-type="float" office:value="2.2975701455127759" table:formula="msoxl:=($B$5*$B$7)/($B$5+(E90*1000))" table:style-name="ce2">
            <text:p>2.30</text:p>
          </table:table-cell>
          <table:table-cell office:value-type="float" office:value="712.24674510896057" table:formula="msoxl:=(F90/$B$8)*$B$6" table:style-name="ce3">
            <text:p>712</text:p>
          </table:table-cell>
          <table:table-cell office:value-type="float" office:value="8.4295493609231471" table:formula="msoxl:=G91-G90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6" table:style-name="ce2">
            <text:p>46.00</text:p>
          </table:table-cell>
          <table:table-cell office:value-type="float" office:value="114.8" table:formula="msoxl:=(C91*1.8)+32" table:style-name="ce2">
            <text:p>114.80</text:p>
          </table:table-cell>
          <table:table-cell office:value-type="float" office:value="4.1950000000000003" table:style-name="ce8">
            <text:p>4.195</text:p>
          </table:table-cell>
          <table:table-cell office:value-type="float" office:value="2.3247622402254313" table:formula="msoxl:=($B$5*$B$7)/($B$5+(E91*1000))" table:style-name="ce2">
            <text:p>2.32</text:p>
          </table:table-cell>
          <table:table-cell office:value-type="float" office:value="720.67629446988371" table:formula="msoxl:=(F91/$B$8)*$B$6" table:style-name="ce3">
            <text:p>721</text:p>
          </table:table-cell>
          <table:table-cell office:value-type="float" office:value="8.2676986895861546" table:formula="msoxl:=G92-G91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7" table:style-name="ce2">
            <text:p>47.00</text:p>
          </table:table-cell>
          <table:table-cell office:value-type="float" office:value="116.60000000000001" table:formula="msoxl:=(C92*1.8)+32" table:style-name="ce2">
            <text:p>116.60</text:p>
          </table:table-cell>
          <table:table-cell office:value-type="float" office:value="4.0339999999999998" table:style-name="ce8">
            <text:p>4.034</text:p>
          </table:table-cell>
          <table:table-cell office:value-type="float" office:value="2.3514322359982898" table:formula="msoxl:=($B$5*$B$7)/($B$5+(E92*1000))" table:style-name="ce2">
            <text:p>2.35</text:p>
          </table:table-cell>
          <table:table-cell office:value-type="float" office:value="728.94399315946987" table:formula="msoxl:=(F92/$B$8)*$B$6" table:style-name="ce3">
            <text:p>729</text:p>
          </table:table-cell>
          <table:table-cell office:value-type="float" office:value="8.0877071287146691" table:formula="msoxl:=G93-G92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8" table:style-name="ce2">
            <text:p>48.00</text:p>
          </table:table-cell>
          <table:table-cell office:value-type="float" office:value="118.4" table:formula="msoxl:=(C93*1.8)+32" table:style-name="ce2">
            <text:p>118.40</text:p>
          </table:table-cell>
          <table:table-cell office:value-type="float" office:value="3.88" table:style-name="ce8">
            <text:p>3.880</text:p>
          </table:table-cell>
          <table:table-cell office:value-type="float" office:value="2.3775216138328532" table:formula="msoxl:=($B$5*$B$7)/($B$5+(E93*1000))" table:style-name="ce2">
            <text:p>2.38</text:p>
          </table:table-cell>
          <table:table-cell office:value-type="float" office:value="737.03170028818454" table:formula="msoxl:=(F93/$B$8)*$B$6" table:style-name="ce3">
            <text:p>737</text:p>
          </table:table-cell>
          <table:table-cell office:value-type="float" office:value="7.8892929398065235" table:formula="msoxl:=G94-G93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9" table:style-name="ce2">
            <text:p>49.00</text:p>
          </table:table-cell>
          <table:table-cell office:value-type="float" office:value="120.2" table:formula="msoxl:=(C94*1.8)+32" table:style-name="ce2">
            <text:p>120.20</text:p>
          </table:table-cell>
          <table:table-cell office:value-type="float" office:value="3.7330000000000001" table:style-name="ce8">
            <text:p>3.733</text:p>
          </table:table-cell>
          <table:table-cell office:value-type="float" office:value="2.4029709458967452" table:formula="msoxl:=($B$5*$B$7)/($B$5+(E94*1000))" table:style-name="ce2">
            <text:p>2.40</text:p>
          </table:table-cell>
          <table:table-cell office:value-type="float" office:value="744.92099322799106" table:formula="msoxl:=(F94/$B$8)*$B$6" table:style-name="ce3">
            <text:p>745</text:p>
          </table:table-cell>
          <table:table-cell office:value-type="float" office:value="7.727623605440499" table:formula="msoxl:=G95-G94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0" table:style-name="ce2">
            <text:p>50.00</text:p>
          </table:table-cell>
          <table:table-cell office:value-type="float" office:value="122" table:formula="msoxl:=(C95*1.8)+32" table:style-name="ce2">
            <text:p>122.00</text:p>
          </table:table-cell>
          <table:table-cell office:value-type="float" office:value="3.5920000000000001" table:style-name="ce8">
            <text:p>3.592</text:p>
          </table:table-cell>
          <table:table-cell office:value-type="float" office:value="2.4278987639788112" table:formula="msoxl:=($B$5*$B$7)/($B$5+(E95*1000))" table:style-name="ce2">
            <text:p>2.43</text:p>
          </table:table-cell>
          <table:table-cell office:value-type="float" office:value="752.64861683343156" table:formula="msoxl:=(F95/$B$8)*$B$6" table:style-name="ce3">
            <text:p>753</text:p>
          </table:table-cell>
          <table:table-cell office:value-type="float" office:value="7.5505360238174717" table:formula="msoxl:=G96-G95" table:style-name="ce3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1" table:style-name="ce2">
            <text:p>51.00</text:p>
          </table:table-cell>
          <table:table-cell office:value-type="float" office:value="123.8" table:formula="msoxl:=(C96*1.8)+32" table:style-name="ce2">
            <text:p>123.80</text:p>
          </table:table-cell>
          <table:table-cell office:value-type="float" office:value="3.4569999999999999" table:style-name="ce8">
            <text:p>3.457</text:p>
          </table:table-cell>
          <table:table-cell office:value-type="float" office:value="2.4522553317975775" table:formula="msoxl:=($B$5*$B$7)/($B$5+(E96*1000))" table:style-name="ce2">
            <text:p>2.45</text:p>
          </table:table-cell>
          <table:table-cell office:value-type="float" office:value="760.19915285724903" table:formula="msoxl:=(F96/$B$8)*$B$6" table:style-name="ce3">
            <text:p>760</text:p>
          </table:table-cell>
          <table:table-cell office:value-type="float" office:value="7.3578699518747044" table:formula="msoxl:=G97-G96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2" table:style-name="ce2">
            <text:p>52.00</text:p>
          </table:table-cell>
          <table:table-cell office:value-type="float" office:value="125.60000000000001" table:formula="msoxl:=(C97*1.8)+32" table:style-name="ce2">
            <text:p>125.60</text:p>
          </table:table-cell>
          <table:table-cell office:value-type="float" office:value="3.3279999999999998" table:style-name="ce8">
            <text:p>3.328</text:p>
          </table:table-cell>
          <table:table-cell office:value-type="float" office:value="2.4759903961584633" table:formula="msoxl:=($B$5*$B$7)/($B$5+(E97*1000))" table:style-name="ce2">
            <text:p>2.48</text:p>
          </table:table-cell>
          <table:table-cell office:value-type="float" office:value="767.55702280912374" table:formula="msoxl:=(F97/$B$8)*$B$6" table:style-name="ce3">
            <text:p>768</text:p>
          </table:table-cell>
          <table:table-cell office:value-type="float" office:value="7.2081998506763512" table:formula="msoxl:=G98-G97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3" table:style-name="ce2">
            <text:p>53.00</text:p>
          </table:table-cell>
          <table:table-cell office:value-type="float" office:value="127.4" table:formula="msoxl:=(C98*1.8)+32" table:style-name="ce2">
            <text:p>127.40</text:p>
          </table:table-cell>
          <table:table-cell office:value-type="float" office:value="3.2040000000000002" table:style-name="ce8">
            <text:p>3.204</text:p>
          </table:table-cell>
          <table:table-cell office:value-type="float" office:value="2.4992426537412906" table:formula="msoxl:=($B$5*$B$7)/($B$5+(E98*1000))" table:style-name="ce2">
            <text:p>2.50</text:p>
          </table:table-cell>
          <table:table-cell office:value-type="float" office:value="774.76522265980009" table:formula="msoxl:=(F98/$B$8)*$B$6" table:style-name="ce3">
            <text:p>775</text:p>
          </table:table-cell>
          <table:table-cell office:value-type="float" office:value="6.9862674823365296" table:formula="msoxl:=G99-G98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4" table:style-name="ce2">
            <text:p>54.00</text:p>
          </table:table-cell>
          <table:table-cell office:value-type="float" office:value="129.19999999999999" table:formula="msoxl:=(C99*1.8)+32" table:style-name="ce2">
            <text:p>129.20</text:p>
          </table:table-cell>
          <table:table-cell office:value-type="float" office:value="3.0859999999999999" table:style-name="ce8">
            <text:p>3.086</text:p>
          </table:table-cell>
          <table:table-cell office:value-type="float" office:value="2.5217790004585052" table:formula="msoxl:=($B$5*$B$7)/($B$5+(E99*1000))" table:style-name="ce2">
            <text:p>2.52</text:p>
          </table:table-cell>
          <table:table-cell office:value-type="float" office:value="781.75149014213662" table:formula="msoxl:=(F99/$B$8)*$B$6" table:style-name="ce3">
            <text:p>782</text:p>
          </table:table-cell>
          <table:table-cell office:value-type="float" office:value="6.8701564813601408" table:formula="msoxl:=G100-G99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5" table:style-name="ce2">
            <text:p>55.00</text:p>
          </table:table-cell>
          <table:table-cell office:value-type="float" office:value="131" table:formula="msoxl:=(C100*1.8)+32" table:style-name="ce2">
            <text:p>131.00</text:p>
          </table:table-cell>
          <table:table-cell office:value-type="float" office:value="2.972" table:style-name="ce8">
            <text:p>2.972</text:p>
          </table:table-cell>
          <table:table-cell office:value-type="float" office:value="2.5439407955596671" table:formula="msoxl:=($B$5*$B$7)/($B$5+(E100*1000))" table:style-name="ce2">
            <text:p>2.54</text:p>
          </table:table-cell>
          <table:table-cell office:value-type="float" office:value="788.62164662349676" table:formula="msoxl:=(F100/$B$8)*$B$6" table:style-name="ce3">
            <text:p>789</text:p>
          </table:table-cell>
          <table:table-cell office:value-type="float" office:value="6.6827147230010269" table:formula="msoxl:=G101-G100" table:style-name="ce3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6" table:style-name="ce2">
            <text:p>56.00</text:p>
          </table:table-cell>
          <table:table-cell office:value-type="float" office:value="132.80000000000001" table:formula="msoxl:=(C101*1.8)+32" table:style-name="ce2">
            <text:p>132.80</text:p>
          </table:table-cell>
          <table:table-cell office:value-type="float" office:value="2.863" table:style-name="ce8">
            <text:p>2.863</text:p>
          </table:table-cell>
          <table:table-cell office:value-type="float" office:value="2.565497939827412" table:formula="msoxl:=($B$5*$B$7)/($B$5+(E101*1000))" table:style-name="ce2">
            <text:p>2.57</text:p>
          </table:table-cell>
          <table:table-cell office:value-type="float" office:value="795.30436134649779" table:formula="msoxl:=(F101/$B$8)*$B$6" table:style-name="ce3">
            <text:p>795</text:p>
          </table:table-cell>
          <table:table-cell office:value-type="float" office:value="6.4826125542781483" table:formula="msoxl:=G102-G101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7" table:style-name="ce2">
            <text:p>57.00</text:p>
          </table:table-cell>
          <table:table-cell office:value-type="float" office:value="134.60000000000002" table:formula="msoxl:=(C102*1.8)+32" table:style-name="ce2">
            <text:p>134.60</text:p>
          </table:table-cell>
          <table:table-cell office:value-type="float" office:value="2.7589999999999999" table:style-name="ce8">
            <text:p>2.759</text:p>
          </table:table-cell>
          <table:table-cell office:value-type="float" office:value="2.5864095932283093" table:formula="msoxl:=($B$5*$B$7)/($B$5+(E102*1000))" table:style-name="ce2">
            <text:p>2.59</text:p>
          </table:table-cell>
          <table:table-cell office:value-type="float" office:value="801.78697390077593" table:formula="msoxl:=(F102/$B$8)*$B$6" table:style-name="ce3">
            <text:p>802</text:p>
          </table:table-cell>
          <table:table-cell office:value-type="float" office:value="6.3337307362412503" table:formula="msoxl:=G103-G102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8" table:style-name="ce2">
            <text:p>58.00</text:p>
          </table:table-cell>
          <table:table-cell office:value-type="float" office:value="136.4" table:formula="msoxl:=(C103*1.8)+32" table:style-name="ce2">
            <text:p>136.40</text:p>
          </table:table-cell>
          <table:table-cell office:value-type="float" office:value="2.6589999999999998" table:style-name="ce8">
            <text:p>2.659</text:p>
          </table:table-cell>
          <table:table-cell office:value-type="float" office:value="2.6068409827000552" table:formula="msoxl:=($B$5*$B$7)/($B$5+(E103*1000))" table:style-name="ce2">
            <text:p>2.61</text:p>
          </table:table-cell>
          <table:table-cell office:value-type="float" office:value="808.12070463701718" table:formula="msoxl:=(F103/$B$8)*$B$6" table:style-name="ce3">
            <text:p>808</text:p>
          </table:table-cell>
          <table:table-cell office:value-type="float" office:value="6.1104319436896049" table:formula="msoxl:=G104-G103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9" table:style-name="ce2">
            <text:p>59.00</text:p>
          </table:table-cell>
          <table:table-cell office:value-type="float" office:value="138.19999999999999" table:formula="msoxl:=(C104*1.8)+32" table:style-name="ce2">
            <text:p>138.20</text:p>
          </table:table-cell>
          <table:table-cell office:value-type="float" office:value="2.5640000000000001" table:style-name="ce8">
            <text:p>2.564</text:p>
          </table:table-cell>
          <table:table-cell office:value-type="float" office:value="2.6265520534861508" table:formula="msoxl:=($B$5*$B$7)/($B$5+(E104*1000))" table:style-name="ce2">
            <text:p>2.63</text:p>
          </table:table-cell>
          <table:table-cell office:value-type="float" office:value="814.23113658070679" table:formula="msoxl:=(F104/$B$8)*$B$6" table:style-name="ce3">
            <text:p>814</text:p>
          </table:table-cell>
          <table:table-cell office:value-type="float" office:value="6.0061950421285246" table:formula="msoxl:=G105-G104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0" table:style-name="ce2">
            <text:p>60.00</text:p>
          </table:table-cell>
          <table:table-cell office:value-type="float" office:value="140" table:formula="msoxl:=(C105*1.8)+32" table:style-name="ce2">
            <text:p>140.00</text:p>
          </table:table-cell>
          <table:table-cell office:value-type="float" office:value="2.472" table:style-name="ce8">
            <text:p>2.472</text:p>
          </table:table-cell>
          <table:table-cell office:value-type="float" office:value="2.6459268762026942" table:formula="msoxl:=($B$5*$B$7)/($B$5+(E105*1000))" table:style-name="ce2">
            <text:p>2.65</text:p>
          </table:table-cell>
          <table:table-cell office:value-type="float" office:value="820.23733162283531" table:formula="msoxl:=(F105/$B$8)*$B$6" table:style-name="ce3">
            <text:p>820</text:p>
          </table:table-cell>
          <table:table-cell office:value-type="float" office:value="5.8285598500328888" table:formula="msoxl:=G106-G105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1" table:style-name="ce2">
            <text:p>61.00</text:p>
          </table:table-cell>
          <table:table-cell office:value-type="float" office:value="141.80000000000001" table:formula="msoxl:=(C106*1.8)+32" table:style-name="ce2">
            <text:p>141.80</text:p>
          </table:table-cell>
          <table:table-cell office:value-type="float" office:value="2.3839999999999999" table:style-name="ce8">
            <text:p>2.384</text:p>
          </table:table-cell>
          <table:table-cell office:value-type="float" office:value="2.6647286821705425" table:formula="msoxl:=($B$5*$B$7)/($B$5+(E106*1000))" table:style-name="ce2">
            <text:p>2.66</text:p>
          </table:table-cell>
          <table:table-cell office:value-type="float" office:value="826.0658914728682" table:formula="msoxl:=(F106/$B$8)*$B$6" table:style-name="ce3">
            <text:p>826</text:p>
          </table:table-cell>
          <table:table-cell office:value-type="float" office:value="5.7090495792498359" table:formula="msoxl:=G107-G106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2" table:style-name="ce2">
            <text:p>62.00</text:p>
          </table:table-cell>
          <table:table-cell office:value-type="float" office:value="143.60000000000002" table:formula="msoxl:=(C107*1.8)+32" table:style-name="ce2">
            <text:p>143.60</text:p>
          </table:table-cell>
          <table:table-cell office:value-type="float" office:value="2.2989999999999999" table:style-name="ce8">
            <text:p>2.299</text:p>
          </table:table-cell>
          <table:table-cell office:value-type="float" office:value="2.6831449711358646" table:formula="msoxl:=($B$5*$B$7)/($B$5+(E107*1000))" table:style-name="ce2">
            <text:p>2.68</text:p>
          </table:table-cell>
          <table:table-cell office:value-type="float" office:value="831.77494105211804" table:formula="msoxl:=(F107/$B$8)*$B$6" table:style-name="ce3">
            <text:p>832</text:p>
          </table:table-cell>
          <table:table-cell office:value-type="float" office:value="5.5143043235572122" table:formula="msoxl:=G108-G107" table:style-name="ce3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3" table:style-name="ce2">
            <text:p>63.00</text:p>
          </table:table-cell>
          <table:table-cell office:value-type="float" office:value="145.4" table:formula="msoxl:=(C108*1.8)+32" table:style-name="ce2">
            <text:p>145.40</text:p>
          </table:table-cell>
          <table:table-cell office:value-type="float" office:value="2.218" table:style-name="ce8">
            <text:p>2.218</text:p>
          </table:table-cell>
          <table:table-cell office:value-type="float" office:value="2.7009330495989525" table:formula="msoxl:=($B$5*$B$7)/($B$5+(E108*1000))" table:style-name="ce2">
            <text:p>2.70</text:p>
          </table:table-cell>
          <table:table-cell office:value-type="float" office:value="837.28924537567525" table:formula="msoxl:=(F108/$B$8)*$B$6" table:style-name="ce3">
            <text:p>837</text:p>
          </table:table-cell>
          <table:table-cell office:value-type="float" office:value="5.3102110117721395" table:formula="msoxl:=G109-G108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4" table:style-name="ce2">
            <text:p>64.00</text:p>
          </table:table-cell>
          <table:table-cell office:value-type="float" office:value="147.19999999999999" table:formula="msoxl:=(C109*1.8)+32" table:style-name="ce2">
            <text:p>147.20</text:p>
          </table:table-cell>
          <table:table-cell office:value-type="float" office:value="2.141" table:style-name="ce8">
            <text:p>2.141</text:p>
          </table:table-cell>
          <table:table-cell office:value-type="float" office:value="2.718062762540153" table:formula="msoxl:=($B$5*$B$7)/($B$5+(E109*1000))" table:style-name="ce2">
            <text:p>2.72</text:p>
          </table:table-cell>
          <table:table-cell office:value-type="float" office:value="842.59945638744739" table:formula="msoxl:=(F109/$B$8)*$B$6" table:style-name="ce3">
            <text:p>843</text:p>
          </table:table-cell>
          <table:table-cell office:value-type="float" office:value="5.2374406786889267" table:formula="msoxl:=G110-G109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5" table:style-name="ce2">
            <text:p>65.00</text:p>
          </table:table-cell>
          <table:table-cell office:value-type="float" office:value="149" table:formula="msoxl:=(C110*1.8)+32" table:style-name="ce2">
            <text:p>149.00</text:p>
          </table:table-cell>
          <table:table-cell office:value-type="float" office:value="2.0659999999999998" table:style-name="ce8">
            <text:p>2.066</text:p>
          </table:table-cell>
          <table:table-cell office:value-type="float" office:value="2.7349577324714072" table:formula="msoxl:=($B$5*$B$7)/($B$5+(E110*1000))" table:style-name="ce2">
            <text:p>2.73</text:p>
          </table:table-cell>
          <table:table-cell office:value-type="float" office:value="847.83689706613632" table:formula="msoxl:=(F110/$B$8)*$B$6" table:style-name="ce3">
            <text:p>848</text:p>
          </table:table-cell>
          <table:table-cell office:value-type="float" office:value="5.0895661654795958" table:formula="msoxl:=G111-G110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6" table:style-name="ce2">
            <text:p>66.00</text:p>
          </table:table-cell>
          <table:table-cell office:value-type="float" office:value="150.80000000000001" table:formula="msoxl:=(C111*1.8)+32" table:style-name="ce2">
            <text:p>150.80</text:p>
          </table:table-cell>
          <table:table-cell office:value-type="float" office:value="1.994" table:style-name="ce8">
            <text:p>1.994</text:p>
          </table:table-cell>
          <table:table-cell office:value-type="float" office:value="2.7513756878439222" table:formula="msoxl:=($B$5*$B$7)/($B$5+(E111*1000))" table:style-name="ce2">
            <text:p>2.75</text:p>
          </table:table-cell>
          <table:table-cell office:value-type="float" office:value="852.92646323161591" table:formula="msoxl:=(F111/$B$8)*$B$6" table:style-name="ce3">
            <text:p>853</text:p>
          </table:table-cell>
          <table:table-cell office:value-type="float" office:value="4.863239937929734" table:formula="msoxl:=G112-G111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7" table:style-name="ce2">
            <text:p>67.00</text:p>
          </table:table-cell>
          <table:table-cell office:value-type="float" office:value="152.60000000000002" table:formula="msoxl:=(C112*1.8)+32" table:style-name="ce2">
            <text:p>152.60</text:p>
          </table:table-cell>
          <table:table-cell office:value-type="float" office:value="1.9259999999999999" table:style-name="ce8">
            <text:p>1.926</text:p>
          </table:table-cell>
          <table:table-cell office:value-type="float" office:value="2.7670635586114374" table:formula="msoxl:=($B$5*$B$7)/($B$5+(E112*1000))" table:style-name="ce2">
            <text:p>2.77</text:p>
          </table:table-cell>
          <table:table-cell office:value-type="float" office:value="857.78970316954565" table:formula="msoxl:=(F112/$B$8)*$B$6" table:style-name="ce3">
            <text:p>858</text:p>
          </table:table-cell>
          <table:table-cell office:value-type="float" office:value="4.7735346044847802" table:formula="msoxl:=G113-G112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8" table:style-name="ce2">
            <text:p>68.00</text:p>
          </table:table-cell>
          <table:table-cell office:value-type="float" office:value="154.4" table:formula="msoxl:=(C113*1.8)+32" table:style-name="ce2">
            <text:p>154.40</text:p>
          </table:table-cell>
          <table:table-cell office:value-type="float" office:value="1.86" table:style-name="ce8">
            <text:p>1.860</text:p>
          </table:table-cell>
          <table:table-cell office:value-type="float" office:value="2.7824620573355818" table:formula="msoxl:=($B$5*$B$7)/($B$5+(E113*1000))" table:style-name="ce2">
            <text:p>2.78</text:p>
          </table:table-cell>
          <table:table-cell office:value-type="float" office:value="862.56323777403043" table:formula="msoxl:=(F113/$B$8)*$B$6" table:style-name="ce3">
            <text:p>863</text:p>
          </table:table-cell>
          <table:table-cell office:value-type="float" office:value="4.6798954914833075" table:formula="msoxl:=G114-G113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9" table:style-name="ce2">
            <text:p>69.00</text:p>
          </table:table-cell>
          <table:table-cell office:value-type="float" office:value="156.19999999999999" table:formula="msoxl:=(C114*1.8)+32" table:style-name="ce2">
            <text:p>156.20</text:p>
          </table:table-cell>
          <table:table-cell office:value-type="float" office:value="1.796" table:style-name="ce8">
            <text:p>1.796</text:p>
          </table:table-cell>
          <table:table-cell office:value-type="float" office:value="2.7975584944048828" table:formula="msoxl:=($B$5*$B$7)/($B$5+(E114*1000))" table:style-name="ce2">
            <text:p>2.80</text:p>
          </table:table-cell>
          <table:table-cell office:value-type="float" office:value="867.24313326551373" table:formula="msoxl:=(F114/$B$8)*$B$6" table:style-name="ce3">
            <text:p>867</text:p>
          </table:table-cell>
          <table:table-cell office:value-type="float" office:value="4.5080384430505092" table:formula="msoxl:=G115-G114" table:style-name="ce3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0" table:style-name="ce2">
            <text:p>70.00</text:p>
          </table:table-cell>
          <table:table-cell office:value-type="float" office:value="158" table:formula="msoxl:=(C115*1.8)+32" table:style-name="ce2">
            <text:p>158.00</text:p>
          </table:table-cell>
          <table:table-cell office:value-type="float" office:value="1.7350000000000001" table:style-name="ce8">
            <text:p>1.735</text:p>
          </table:table-cell>
          <table:table-cell office:value-type="float" office:value="2.8121005538985941" table:formula="msoxl:=($B$5*$B$7)/($B$5+(E115*1000))" table:style-name="ce2">
            <text:p>2.81</text:p>
          </table:table-cell>
          <table:table-cell office:value-type="float" office:value="871.75117170856424" table:formula="msoxl:=(F115/$B$8)*$B$6" table:style-name="ce3">
            <text:p>872</text:p>
          </table:table-cell>
          <table:table-cell office:value-type="float" office:value="4.3300135273697151" table:formula="msoxl:=G116-G115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1" table:style-name="ce2">
            <text:p>71.00</text:p>
          </table:table-cell>
          <table:table-cell office:value-type="float" office:value="159.80000000000001" table:formula="msoxl:=(C116*1.8)+32" table:style-name="ce2">
            <text:p>159.80</text:p>
          </table:table-cell>
          <table:table-cell office:value-type="float" office:value="1.677" table:style-name="ce8">
            <text:p>1.677</text:p>
          </table:table-cell>
          <table:table-cell office:value-type="float" office:value="2.8260683394707544" table:formula="msoxl:=($B$5*$B$7)/($B$5+(E116*1000))" table:style-name="ce2">
            <text:p>2.83</text:p>
          </table:table-cell>
          <table:table-cell office:value-type="float" office:value="876.08118523593396" table:formula="msoxl:=(F116/$B$8)*$B$6" table:style-name="ce3">
            <text:p>876</text:p>
          </table:table-cell>
          <table:table-cell office:value-type="float" office:value="4.2217146866199755" table:formula="msoxl:=G117-G116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2" table:style-name="ce2">
            <text:p>72.00</text:p>
          </table:table-cell>
          <table:table-cell office:value-type="float" office:value="161.6" table:formula="msoxl:=(C117*1.8)+32" table:style-name="ce2">
            <text:p>161.60</text:p>
          </table:table-cell>
          <table:table-cell office:value-type="float" office:value="1.621" table:style-name="ce8">
            <text:p>1.621</text:p>
          </table:table-cell>
          <table:table-cell office:value-type="float" office:value="2.8396867739437224" table:formula="msoxl:=($B$5*$B$7)/($B$5+(E117*1000))" table:style-name="ce2">
            <text:p>2.84</text:p>
          </table:table-cell>
          <table:table-cell office:value-type="float" office:value="880.30289992255393" table:formula="msoxl:=(F117/$B$8)*$B$6" table:style-name="ce3">
            <text:p>880</text:p>
          </table:table-cell>
          <table:table-cell office:value-type="float" office:value="4.1096530298106018" table:formula="msoxl:=G118-G117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3" table:style-name="ce2">
            <text:p>73.00</text:p>
          </table:table-cell>
          <table:table-cell office:value-type="float" office:value="163.4" table:formula="msoxl:=(C118*1.8)+32" table:style-name="ce2">
            <text:p>163.40</text:p>
          </table:table-cell>
          <table:table-cell office:value-type="float" office:value="1.5669999999999999" table:style-name="ce8">
            <text:p>1.567</text:p>
          </table:table-cell>
          <table:table-cell office:value-type="float" office:value="2.8529437192011757" table:formula="msoxl:=($B$5*$B$7)/($B$5+(E118*1000))" table:style-name="ce2">
            <text:p>2.85</text:p>
          </table:table-cell>
          <table:table-cell office:value-type="float" office:value="884.41255295236454" table:formula="msoxl:=(F118/$B$8)*$B$6" table:style-name="ce3">
            <text:p>884</text:p>
          </table:table-cell>
          <table:table-cell office:value-type="float" office:value="3.9938734479828781" table:formula="msoxl:=G119-G118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4" table:style-name="ce2">
            <text:p>74.00</text:p>
          </table:table-cell>
          <table:table-cell office:value-type="float" office:value="165.20000000000002" table:formula="msoxl:=(C119*1.8)+32" table:style-name="ce2">
            <text:p>165.20</text:p>
          </table:table-cell>
          <table:table-cell office:value-type="float" office:value="1.5149999999999999" table:style-name="ce8">
            <text:p>1.515</text:p>
          </table:table-cell>
          <table:table-cell office:value-type="float" office:value="2.8658271819366044" table:formula="msoxl:=($B$5*$B$7)/($B$5+(E119*1000))" table:style-name="ce2">
            <text:p>2.87</text:p>
          </table:table-cell>
          <table:table-cell office:value-type="float" office:value="888.40642640034741" table:formula="msoxl:=(F119/$B$8)*$B$6" table:style-name="ce3">
            <text:p>888</text:p>
          </table:table-cell>
          <table:table-cell office:value-type="float" office:value="3.8744283750560271" table:formula="msoxl:=G120-G119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5" table:style-name="ce2">
            <text:p>75.00</text:p>
          </table:table-cell>
          <table:table-cell office:value-type="float" office:value="167" table:formula="msoxl:=(C120*1.8)+32" table:style-name="ce2">
            <text:p>167.00</text:p>
          </table:table-cell>
          <table:table-cell office:value-type="float" office:value="1.4650000000000001" table:style-name="ce8">
            <text:p>1.465</text:p>
          </table:table-cell>
          <table:table-cell office:value-type="float" office:value="2.8783253379851721" table:formula="msoxl:=($B$5*$B$7)/($B$5+(E120*1000))" table:style-name="ce2">
            <text:p>2.88</text:p>
          </table:table-cell>
          <table:table-cell office:value-type="float" office:value="892.28085477540344" table:formula="msoxl:=(F120/$B$8)*$B$6" table:style-name="ce3">
            <text:p>892</text:p>
          </table:table-cell>
          <table:table-cell office:value-type="float" office:value="3.75137786014011" table:formula="msoxl:=G121-G120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6" table:style-name="ce2">
            <text:p>76.00</text:p>
          </table:table-cell>
          <table:table-cell office:value-type="float" office:value="168.8" table:formula="msoxl:=(C121*1.8)+32" table:style-name="ce2">
            <text:p>168.80</text:p>
          </table:table-cell>
          <table:table-cell office:value-type="float" office:value="1.417" table:style-name="ce8">
            <text:p>1.417</text:p>
          </table:table-cell>
          <table:table-cell office:value-type="float" office:value="2.8904265568888499" table:formula="msoxl:=($B$5*$B$7)/($B$5+(E121*1000))" table:style-name="ce2">
            <text:p>2.89</text:p>
          </table:table-cell>
          <table:table-cell office:value-type="float" office:value="896.03223263554355" table:formula="msoxl:=(F121/$B$8)*$B$6" table:style-name="ce3">
            <text:p>896</text:p>
          </table:table-cell>
          <table:table-cell office:value-type="float" office:value="3.624789614038832" table:formula="msoxl:=G122-G121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7" table:style-name="ce2">
            <text:p>77.00</text:p>
          </table:table-cell>
          <table:table-cell office:value-type="float" office:value="170.6" table:formula="msoxl:=(C122*1.8)+32" table:style-name="ce2">
            <text:p>170.60</text:p>
          </table:table-cell>
          <table:table-cell office:value-type="float" office:value="1.371" table:style-name="ce8">
            <text:p>1.371</text:p>
          </table:table-cell>
          <table:table-cell office:value-type="float" office:value="2.9021194266115558" table:formula="msoxl:=($B$5*$B$7)/($B$5+(E122*1000))" table:style-name="ce2">
            <text:p>2.90</text:p>
          </table:table-cell>
          <table:table-cell office:value-type="float" office:value="899.65702224958238" table:formula="msoxl:=(F122/$B$8)*$B$6" table:style-name="ce3">
            <text:p>900</text:p>
          </table:table-cell>
          <table:table-cell office:value-type="float" office:value="3.5744804874827878" table:formula="msoxl:=G123-G122" table:style-name="ce3">
            <text:p>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8" table:style-name="ce2">
            <text:p>78.00</text:p>
          </table:table-cell>
          <table:table-cell office:value-type="float" office:value="172.4" table:formula="msoxl:=(C123*1.8)+32" table:style-name="ce2">
            <text:p>172.40</text:p>
          </table:table-cell>
          <table:table-cell office:value-type="float" office:value="1.3260000000000001" table:style-name="ce8">
            <text:p>1.326</text:p>
          </table:table-cell>
          <table:table-cell office:value-type="float" office:value="2.9136500088292423" table:formula="msoxl:=($B$5*$B$7)/($B$5+(E123*1000))" table:style-name="ce2">
            <text:p>2.91</text:p>
          </table:table-cell>
          <table:table-cell office:value-type="float" office:value="903.23150273706517" table:formula="msoxl:=(F123/$B$8)*$B$6" table:style-name="ce3">
            <text:p>903</text:p>
          </table:table-cell>
          <table:table-cell office:value-type="float" office:value="3.3619038563415415" table:formula="msoxl:=G124-G123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9" table:style-name="ce2">
            <text:p>79.00</text:p>
          </table:table-cell>
          <table:table-cell office:value-type="float" office:value="174.20000000000002" table:formula="msoxl:=(C124*1.8)+32" table:style-name="ce2">
            <text:p>174.20</text:p>
          </table:table-cell>
          <table:table-cell office:value-type="float" office:value="1.284" table:style-name="ce8">
            <text:p>1.284</text:p>
          </table:table-cell>
          <table:table-cell office:value-type="float" office:value="2.924494859978731" table:formula="msoxl:=($B$5*$B$7)/($B$5+(E124*1000))" table:style-name="ce2">
            <text:p>2.92</text:p>
          </table:table-cell>
          <table:table-cell office:value-type="float" office:value="906.59340659340671" table:formula="msoxl:=(F124/$B$8)*$B$6" table:style-name="ce3">
            <text:p>907</text:p>
          </table:table-cell>
          <table:table-cell office:value-type="float" office:value="3.3060864244711183" table:formula="msoxl:=G125-G124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0" table:style-name="ce2">
            <text:p>80.00</text:p>
          </table:table-cell>
          <table:table-cell office:value-type="float" office:value="176" table:formula="msoxl:=(C125*1.8)+32" table:style-name="ce2">
            <text:p>176.00</text:p>
          </table:table-cell>
          <table:table-cell office:value-type="float" office:value="1.2430000000000001" table:style-name="ce8">
            <text:p>1.243</text:p>
          </table:table-cell>
          <table:table-cell office:value-type="float" office:value="2.9351596548963799" table:formula="msoxl:=($B$5*$B$7)/($B$5+(E125*1000))" table:style-name="ce2">
            <text:p>2.94</text:p>
          </table:table-cell>
          <table:table-cell office:value-type="float" office:value="909.89949301787783" table:formula="msoxl:=(F125/$B$8)*$B$6" table:style-name="ce3">
            <text:p>910</text:p>
          </table:table-cell>
          <table:table-cell office:value-type="float" office:value="3.2487708400174142" table:formula="msoxl:=G126-G125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1" table:style-name="ce2">
            <text:p>81.00</text:p>
          </table:table-cell>
          <table:table-cell office:value-type="float" office:value="177.8" table:formula="msoxl:=(C126*1.8)+32" table:style-name="ce2">
            <text:p>177.80</text:p>
          </table:table-cell>
          <table:table-cell office:value-type="float" office:value="1.2030000000000001" table:style-name="ce8">
            <text:p>1.203</text:p>
          </table:table-cell>
          <table:table-cell office:value-type="float" office:value="2.9456395608319199" table:formula="msoxl:=($B$5*$B$7)/($B$5+(E126*1000))" table:style-name="ce2">
            <text:p>2.95</text:p>
          </table:table-cell>
          <table:table-cell office:value-type="float" office:value="913.14826385789524" table:formula="msoxl:=(F126/$B$8)*$B$6" table:style-name="ce3">
            <text:p>913</text:p>
          </table:table-cell>
          <table:table-cell office:value-type="float" office:value="3.1078937775727127" table:formula="msoxl:=G127-G126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2" table:style-name="ce2">
            <text:p>82.00</text:p>
          </table:table-cell>
          <table:table-cell office:value-type="float" office:value="179.6" table:formula="msoxl:=(C127*1.8)+32" table:style-name="ce2">
            <text:p>179.60</text:p>
          </table:table-cell>
          <table:table-cell office:value-type="float" office:value="1.165" table:style-name="ce8">
            <text:p>1.165</text:p>
          </table:table-cell>
          <table:table-cell office:value-type="float" office:value="2.9556650246305418" table:formula="msoxl:=($B$5*$B$7)/($B$5+(E127*1000))" table:style-name="ce2">
            <text:p>2.96</text:p>
          </table:table-cell>
          <table:table-cell office:value-type="float" office:value="916.25615763546796" table:formula="msoxl:=(F127/$B$8)*$B$6" table:style-name="ce3">
            <text:p>916</text:p>
          </table:table-cell>
          <table:table-cell office:value-type="float" office:value="3.046502321397611" table:formula="msoxl:=G128-G127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3" table:style-name="ce2">
            <text:p>83.00</text:p>
          </table:table-cell>
          <table:table-cell office:value-type="float" office:value="181.4" table:formula="msoxl:=(C128*1.8)+32" table:style-name="ce2">
            <text:p>181.40</text:p>
          </table:table-cell>
          <table:table-cell office:value-type="float" office:value="1.1279999999999999" table:style-name="ce8">
            <text:p>1.128</text:p>
          </table:table-cell>
          <table:table-cell office:value-type="float" office:value="2.9654924514737599" table:formula="msoxl:=($B$5*$B$7)/($B$5+(E128*1000))" table:style-name="ce2">
            <text:p>2.97</text:p>
          </table:table-cell>
          <table:table-cell office:value-type="float" office:value="919.30265995686557" table:formula="msoxl:=(F128/$B$8)*$B$6" table:style-name="ce3">
            <text:p>919</text:p>
          </table:table-cell>
          <table:table-cell office:value-type="float" office:value="2.9005312447931146" table:formula="msoxl:=G129-G128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4" table:style-name="ce2">
            <text:p>84.00</text:p>
          </table:table-cell>
          <table:table-cell office:value-type="float" office:value="183.20000000000002" table:formula="msoxl:=(C129*1.8)+32" table:style-name="ce2">
            <text:p>183.20</text:p>
          </table:table-cell>
          <table:table-cell office:value-type="float" office:value="1.093" table:style-name="ce8">
            <text:p>1.093</text:p>
          </table:table-cell>
          <table:table-cell office:value-type="float" office:value="2.9748490038763182" table:formula="msoxl:=($B$5*$B$7)/($B$5+(E129*1000))" table:style-name="ce2">
            <text:p>2.97</text:p>
          </table:table-cell>
          <table:table-cell office:value-type="float" office:value="922.20319120165868" table:formula="msoxl:=(F129/$B$8)*$B$6" table:style-name="ce3">
            <text:p>922</text:p>
          </table:table-cell>
          <table:table-cell office:value-type="float" office:value="2.8352390361566222" table:formula="msoxl:=G130-G129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5" table:style-name="ce2">
            <text:p>85.00</text:p>
          </table:table-cell>
          <table:table-cell office:value-type="float" office:value="185" table:formula="msoxl:=(C130*1.8)+32" table:style-name="ce2">
            <text:p>185.00</text:p>
          </table:table-cell>
          <table:table-cell office:value-type="float" office:value="1.0589999999999999" table:style-name="ce8">
            <text:p>1.059</text:p>
          </table:table-cell>
          <table:table-cell office:value-type="float" office:value="2.9839949362510172" table:formula="msoxl:=($B$5*$B$7)/($B$5+(E130*1000))" table:style-name="ce2">
            <text:p>2.98</text:p>
          </table:table-cell>
          <table:table-cell office:value-type="float" office:value="925.03843023781531" table:formula="msoxl:=(F130/$B$8)*$B$6" table:style-name="ce3">
            <text:p>925</text:p>
          </table:table-cell>
          <table:table-cell office:value-type="float" office:value="2.6844318280230937" table:formula="msoxl:=G131-G130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6" table:style-name="ce2">
            <text:p>86.00</text:p>
          </table:table-cell>
          <table:table-cell office:value-type="float" office:value="186.8" table:formula="msoxl:=(C131*1.8)+32" table:style-name="ce2">
            <text:p>186.80</text:p>
          </table:table-cell>
          <table:table-cell office:value-type="float" office:value="1.0269999999999999" table:style-name="ce8">
            <text:p>1.027</text:p>
          </table:table-cell>
          <table:table-cell office:value-type="float" office:value="2.9926543937607688" table:formula="msoxl:=($B$5*$B$7)/($B$5+(E131*1000))" table:style-name="ce2">
            <text:p>2.99</text:p>
          </table:table-cell>
          <table:table-cell office:value-type="float" office:value="927.7228620658384" table:formula="msoxl:=(F131/$B$8)*$B$6" table:style-name="ce3">
            <text:p>928</text:p>
          </table:table-cell>
          <table:table-cell office:value-type="float" office:value="2.6577481838091899" table:formula="msoxl:=G132-G131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7" table:style-name="ce2">
            <text:p>87.00</text:p>
          </table:table-cell>
          <table:table-cell office:value-type="float" office:value="188.6" table:formula="msoxl:=(C132*1.8)+32" table:style-name="ce2">
            <text:p>188.60</text:p>
          </table:table-cell>
          <table:table-cell office:value-type="float" office:value="0.99550000000000005" table:style-name="ce8">
            <text:p>0.996</text:p>
          </table:table-cell>
          <table:table-cell office:value-type="float" office:value="3.001227774998863" table:formula="msoxl:=($B$5*$B$7)/($B$5+(E132*1000))" table:style-name="ce2">
            <text:p>3.00</text:p>
          </table:table-cell>
          <table:table-cell office:value-type="float" office:value="930.38061024964759" table:formula="msoxl:=(F132/$B$8)*$B$6" table:style-name="ce3">
            <text:p>930</text:p>
          </table:table-cell>
          <table:table-cell office:value-type="float" office:value="2.5538928236557012" table:formula="msoxl:=G133-G132" table:style-name="ce3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8" table:style-name="ce2">
            <text:p>88.00</text:p>
          </table:table-cell>
          <table:table-cell office:value-type="float" office:value="190.4" table:formula="msoxl:=(C133*1.8)+32" table:style-name="ce2">
            <text:p>190.40</text:p>
          </table:table-cell>
          <table:table-cell office:value-type="float" office:value="0.96540000000000004" table:style-name="ce8">
            <text:p>0.965</text:p>
          </table:table-cell>
          <table:table-cell office:value-type="float" office:value="3.0094661389461397" table:formula="msoxl:=($B$5*$B$7)/($B$5+(E133*1000))" table:style-name="ce2">
            <text:p>3.01</text:p>
          </table:table-cell>
          <table:table-cell office:value-type="float" office:value="932.93450307330329" table:formula="msoxl:=(F133/$B$8)*$B$6" table:style-name="ce3">
            <text:p>933</text:p>
          </table:table-cell>
          <table:table-cell office:value-type="float" office:value="2.4824112395814382" table:formula="msoxl:=G134-G133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9" table:style-name="ce2">
            <text:p>89.00</text:p>
          </table:table-cell>
          <table:table-cell office:value-type="float" office:value="192.20000000000002" table:formula="msoxl:=(C134*1.8)+32" table:style-name="ce2">
            <text:p>192.20</text:p>
          </table:table-cell>
          <table:table-cell office:value-type="float" office:value="0.93630000000000002" table:style-name="ce8">
            <text:p>0.936</text:p>
          </table:table-cell>
          <table:table-cell office:value-type="float" office:value="3.0174739171383376" table:formula="msoxl:=($B$5*$B$7)/($B$5+(E134*1000))" table:style-name="ce2">
            <text:p>3.02</text:p>
          </table:table-cell>
          <table:table-cell office:value-type="float" office:value="935.41691431288473" table:formula="msoxl:=(F134/$B$8)*$B$6" table:style-name="ce3">
            <text:p>935</text:p>
          </table:table-cell>
          <table:table-cell office:value-type="float" office:value="2.4010774915211641" table:formula="msoxl:=G135-G134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0" table:style-name="ce2">
            <text:p>90.00</text:p>
          </table:table-cell>
          <table:table-cell office:value-type="float" office:value="194" table:formula="msoxl:=(C135*1.8)+32" table:style-name="ce2">
            <text:p>194.00</text:p>
          </table:table-cell>
          <table:table-cell office:value-type="float" office:value="0.9083" table:style-name="ce8">
            <text:p>0.908</text:p>
          </table:table-cell>
          <table:table-cell office:value-type="float" office:value="3.0252193284013091" table:formula="msoxl:=($B$5*$B$7)/($B$5+(E135*1000))" table:style-name="ce2">
            <text:p>3.03</text:p>
          </table:table-cell>
          <table:table-cell office:value-type="float" office:value="937.81799180440589" table:formula="msoxl:=(F135/$B$8)*$B$6" table:style-name="ce3">
            <text:p>938</text:p>
          </table:table-cell>
          <table:table-cell office:value-type="float" office:value="2.3356677184407317" table:formula="msoxl:=G136-G135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1" table:style-name="ce2">
            <text:p>91.00</text:p>
          </table:table-cell>
          <table:table-cell office:value-type="float" office:value="195.8" table:formula="msoxl:=(C136*1.8)+32" table:style-name="ce2">
            <text:p>195.80</text:p>
          </table:table-cell>
          <table:table-cell office:value-type="float" office:value="0.88119999999999998" table:style-name="ce8">
            <text:p>0.881</text:p>
          </table:table-cell>
          <table:table-cell office:value-type="float" office:value="3.0327537403962794" table:formula="msoxl:=($B$5*$B$7)/($B$5+(E136*1000))" table:style-name="ce2">
            <text:p>3.03</text:p>
          </table:table-cell>
          <table:table-cell office:value-type="float" office:value="940.15365952284662" table:formula="msoxl:=(F136/$B$8)*$B$6" table:style-name="ce3">
            <text:p>940</text:p>
          </table:table-cell>
          <table:table-cell office:value-type="float" office:value="2.2691870916166863" table:formula="msoxl:=G137-G136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2" table:style-name="ce2">
            <text:p>92.00</text:p>
          </table:table-cell>
          <table:table-cell office:value-type="float" office:value="197.6" table:formula="msoxl:=(C137*1.8)+32" table:style-name="ce2">
            <text:p>197.60</text:p>
          </table:table-cell>
          <table:table-cell office:value-type="float" office:value="0.85499999999999998" table:style-name="ce8">
            <text:p>0.855</text:p>
          </table:table-cell>
          <table:table-cell office:value-type="float" office:value="3.0400736987563333" table:formula="msoxl:=($B$5*$B$7)/($B$5+(E137*1000))" table:style-name="ce2">
            <text:p>3.04</text:p>
          </table:table-cell>
          <table:table-cell office:value-type="float" office:value="942.42284661446331" table:formula="msoxl:=(F137/$B$8)*$B$6" table:style-name="ce3">
            <text:p>942</text:p>
          </table:table-cell>
          <table:table-cell office:value-type="float" office:value="2.2016582194656849" table:formula="msoxl:=G138-G137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3" table:style-name="ce2">
            <text:p>93.00</text:p>
          </table:table-cell>
          <table:table-cell office:value-type="float" office:value="199.4" table:formula="msoxl:=(C138*1.8)+32" table:style-name="ce2">
            <text:p>199.40</text:p>
          </table:table-cell>
          <table:table-cell office:value-type="float" office:value="0.82969999999999999" table:style-name="ce8">
            <text:p>0.830</text:p>
          </table:table-cell>
          <table:table-cell office:value-type="float" office:value="3.0471758220449319" table:formula="msoxl:=($B$5*$B$7)/($B$5+(E138*1000))" table:style-name="ce2">
            <text:p>3.05</text:p>
          </table:table-cell>
          <table:table-cell office:value-type="float" office:value="944.624504833929" table:formula="msoxl:=(F138/$B$8)*$B$6" table:style-name="ce3">
            <text:p>945</text:p>
          </table:table-cell>
          <table:table-cell office:value-type="float" office:value="2.1418669130076751" table:formula="msoxl:=G139-G138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4" table:style-name="ce2">
            <text:p>94.00</text:p>
          </table:table-cell>
          <table:table-cell office:value-type="float" office:value="201.20000000000002" table:formula="msoxl:=(C139*1.8)+32" table:style-name="ce2">
            <text:p>201.20</text:p>
          </table:table-cell>
          <table:table-cell office:value-type="float" office:value="0.80520000000000003" table:style-name="ce8">
            <text:p>0.805</text:p>
          </table:table-cell>
          <table:table-cell office:value-type="float" office:value="3.0540850701514084" table:formula="msoxl:=($B$5*$B$7)/($B$5+(E139*1000))" table:style-name="ce2">
            <text:p>3.05</text:p>
          </table:table-cell>
          <table:table-cell office:value-type="float" office:value="946.76637174693667" table:formula="msoxl:=(F139/$B$8)*$B$6" table:style-name="ce3">
            <text:p>947</text:p>
          </table:table-cell>
          <table:table-cell office:value-type="float" office:value="2.0723905888947911" table:formula="msoxl:=G140-G139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5" table:style-name="ce2">
            <text:p>95.00</text:p>
          </table:table-cell>
          <table:table-cell office:value-type="float" office:value="203" table:formula="msoxl:=(C140*1.8)+32" table:style-name="ce2">
            <text:p>203.00</text:p>
          </table:table-cell>
          <table:table-cell office:value-type="float" office:value="0.78159999999999996" table:style-name="ce8">
            <text:p>0.782</text:p>
          </table:table-cell>
          <table:table-cell office:value-type="float" office:value="3.0607702010833271" table:formula="msoxl:=($B$5*$B$7)/($B$5+(E140*1000))" table:style-name="ce2">
            <text:p>3.06</text:p>
          </table:table-cell>
          <table:table-cell office:value-type="float" office:value="948.83876233583146" table:formula="msoxl:=(F140/$B$8)*$B$6" table:style-name="ce3">
            <text:p>949</text:p>
          </table:table-cell>
          <table:table-cell office:value-type="float" office:value="2.0196127466598455" table:formula="msoxl:=G141-G140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6" table:style-name="ce2">
            <text:p>96.00</text:p>
          </table:table-cell>
          <table:table-cell office:value-type="float" office:value="204.8" table:formula="msoxl:=(C141*1.8)+32" table:style-name="ce2">
            <text:p>204.80</text:p>
          </table:table-cell>
          <table:table-cell office:value-type="float" office:value="0.75870000000000004" table:style-name="ce8">
            <text:p>0.759</text:p>
          </table:table-cell>
          <table:table-cell office:value-type="float" office:value="3.0672850809112622" table:formula="msoxl:=($B$5*$B$7)/($B$5+(E141*1000))" table:style-name="ce2">
            <text:p>3.07</text:p>
          </table:table-cell>
          <table:table-cell office:value-type="float" office:value="950.85837508249131" table:formula="msoxl:=(F141/$B$8)*$B$6" table:style-name="ce3">
            <text:p>951</text:p>
          </table:table-cell>
          <table:table-cell office:value-type="float" office:value="1.9572276222754681" table:formula="msoxl:=G142-G141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7" table:style-name="ce2">
            <text:p>97.00</text:p>
          </table:table-cell>
          <table:table-cell office:value-type="float" office:value="206.6" table:formula="msoxl:=(C142*1.8)+32" table:style-name="ce2">
            <text:p>206.60</text:p>
          </table:table-cell>
          <table:table-cell office:value-type="float" office:value="0.73660000000000003" table:style-name="ce8">
            <text:p>0.737</text:p>
          </table:table-cell>
          <table:table-cell office:value-type="float" office:value="3.0735987184024736" table:formula="msoxl:=($B$5*$B$7)/($B$5+(E142*1000))" table:style-name="ce2">
            <text:p>3.07</text:p>
          </table:table-cell>
          <table:table-cell office:value-type="float" office:value="952.81560270476677" table:formula="msoxl:=(F142/$B$8)*$B$6" table:style-name="ce3">
            <text:p>953</text:p>
          </table:table-cell>
          <table:table-cell office:value-type="float" office:value="1.902927980614777" table:formula="msoxl:=G143-G142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8" table:style-name="ce2">
            <text:p>98.00</text:p>
          </table:table-cell>
          <table:table-cell office:value-type="float" office:value="208.4" table:formula="msoxl:=(C143*1.8)+32" table:style-name="ce2">
            <text:p>208.40</text:p>
          </table:table-cell>
          <table:table-cell office:value-type="float" office:value="0.71519999999999995" table:style-name="ce8">
            <text:p>0.715</text:p>
          </table:table-cell>
          <table:table-cell office:value-type="float" office:value="3.0797371957592952" table:formula="msoxl:=($B$5*$B$7)/($B$5+(E143*1000))" table:style-name="ce2">
            <text:p>3.08</text:p>
          </table:table-cell>
          <table:table-cell office:value-type="float" office:value="954.71853068538155" table:formula="msoxl:=(F143/$B$8)*$B$6" table:style-name="ce3">
            <text:p>955</text:p>
          </table:table-cell>
          <table:table-cell office:value-type="float" office:value="1.8479287096346297" table:formula="msoxl:=G144-G143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9" table:style-name="ce2">
            <text:p>99.00</text:p>
          </table:table-cell>
          <table:table-cell office:value-type="float" office:value="210.20000000000002" table:formula="msoxl:=(C144*1.8)+32" table:style-name="ce2">
            <text:p>210.20</text:p>
          </table:table-cell>
          <table:table-cell office:value-type="float" office:value="0.69450000000000001" table:style-name="ce8">
            <text:p>0.695</text:p>
          </table:table-cell>
          <table:table-cell office:value-type="float" office:value="3.0856982561129551" table:formula="msoxl:=($B$5*$B$7)/($B$5+(E144*1000))" table:style-name="ce2">
            <text:p>3.09</text:p>
          </table:table-cell>
          <table:table-cell office:value-type="float" office:value="956.56645939501618" table:formula="msoxl:=(F144/$B$8)*$B$6" table:style-name="ce3">
            <text:p>957</text:p>
          </table:table-cell>
          <table:table-cell office:value-type="float" office:value="1.8012240344974089" table:formula="msoxl:=G145-G144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0" table:style-name="ce2">
            <text:p>100.00</text:p>
          </table:table-cell>
          <table:table-cell office:value-type="float" office:value="212" table:formula="msoxl:=(C145*1.8)+32" table:style-name="ce2">
            <text:p>212.00</text:p>
          </table:table-cell>
          <table:table-cell office:value-type="float" office:value="0.6744" table:style-name="ce8">
            <text:p>0.674</text:p>
          </table:table-cell>
          <table:table-cell office:value-type="float" office:value="3.0915086562242373" table:formula="msoxl:=($B$5*$B$7)/($B$5+(E145*1000))" table:style-name="ce2">
            <text:p>3.09</text:p>
          </table:table-cell>
          <table:table-cell office:value-type="float" office:value="958.36768342951359" table:formula="msoxl:=(F145/$B$8)*$B$6" table:style-name="ce3">
            <text:p>958</text:p>
          </table:table-cell>
          <table:table-cell office:value-type="float" office:value="1.6728578719373672" table:formula="msoxl:=G146-G145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1" table:style-name="ce2">
            <text:p>101.00</text:p>
          </table:table-cell>
          <table:table-cell office:value-type="float" office:value="213.8" table:formula="msoxl:=(C146*1.8)+32" table:style-name="ce2">
            <text:p>213.80</text:p>
          </table:table-cell>
          <table:table-cell office:value-type="float" office:value="0.65580000000000005" table:style-name="ce8">
            <text:p>0.656</text:p>
          </table:table-cell>
          <table:table-cell office:value-type="float" office:value="3.0969049719401642" table:formula="msoxl:=($B$5*$B$7)/($B$5+(E146*1000))" table:style-name="ce2">
            <text:p>3.10</text:p>
          </table:table-cell>
          <table:table-cell office:value-type="float" office:value="960.04054130145096" table:formula="msoxl:=(F146/$B$8)*$B$6" table:style-name="ce3">
            <text:p>960</text:p>
          </table:table-cell>
          <table:table-cell office:value-type="float" office:value="1.6425451090176466" table:formula="msoxl:=G147-G146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2" table:style-name="ce2">
            <text:p>102.00</text:p>
          </table:table-cell>
          <table:table-cell office:value-type="float" office:value="215.6" table:formula="msoxl:=(C147*1.8)+32" table:style-name="ce2">
            <text:p>215.60</text:p>
          </table:table-cell>
          <table:table-cell office:value-type="float" office:value="0.63759999999999994" table:style-name="ce8">
            <text:p>0.638</text:p>
          </table:table-cell>
          <table:table-cell office:value-type="float" office:value="3.1022035045498986" table:formula="msoxl:=($B$5*$B$7)/($B$5+(E147*1000))" table:style-name="ce2">
            <text:p>3.10</text:p>
          </table:table-cell>
          <table:table-cell office:value-type="float" office:value="961.6830864104686" table:formula="msoxl:=(F147/$B$8)*$B$6" table:style-name="ce3">
            <text:p>962</text:p>
          </table:table-cell>
          <table:table-cell office:value-type="float" office:value="1.6028202364867639" table:formula="msoxl:=G148-G147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3" table:style-name="ce2">
            <text:p>103.00</text:p>
          </table:table-cell>
          <table:table-cell office:value-type="float" office:value="217.4" table:formula="msoxl:=(C148*1.8)+32" table:style-name="ce2">
            <text:p>217.40</text:p>
          </table:table-cell>
          <table:table-cell office:value-type="float" office:value="0.61990000000000001" table:style-name="ce8">
            <text:p>0.620</text:p>
          </table:table-cell>
          <table:table-cell office:value-type="float" office:value="3.1073738924095333" table:formula="msoxl:=($B$5*$B$7)/($B$5+(E148*1000))" table:style-name="ce2">
            <text:p>3.11</text:p>
          </table:table-cell>
          <table:table-cell office:value-type="float" office:value="963.28590664695537" table:formula="msoxl:=(F148/$B$8)*$B$6" table:style-name="ce3">
            <text:p>963</text:p>
          </table:table-cell>
          <table:table-cell office:value-type="float" office:value="1.5717697720361912" table:formula="msoxl:=G149-G148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4" table:style-name="ce2">
            <text:p>104.00</text:p>
          </table:table-cell>
          <table:table-cell office:value-type="float" office:value="219.20000000000002" table:formula="msoxl:=(C149*1.8)+32" table:style-name="ce2">
            <text:p>219.20</text:p>
          </table:table-cell>
          <table:table-cell office:value-type="float" office:value="0.60260000000000002" table:style-name="ce8">
            <text:p>0.603</text:p>
          </table:table-cell>
          <table:table-cell office:value-type="float" office:value="3.1124441174806177" table:formula="msoxl:=($B$5*$B$7)/($B$5+(E149*1000))" table:style-name="ce2">
            <text:p>3.11</text:p>
          </table:table-cell>
          <table:table-cell office:value-type="float" office:value="964.85767641899156" table:formula="msoxl:=(F149/$B$8)*$B$6" table:style-name="ce3">
            <text:p>965</text:p>
          </table:table-cell>
          <table:table-cell office:value-type="float" office:value="1.5312597029832204" table:formula="msoxl:=G150-G149" table:style-name="ce3">
            <text:p>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5" table:style-name="ce2">
            <text:p>105.00</text:p>
          </table:table-cell>
          <table:table-cell office:value-type="float" office:value="221" table:formula="msoxl:=(C150*1.8)+32" table:style-name="ce2">
            <text:p>221.00</text:p>
          </table:table-cell>
          <table:table-cell office:value-type="float" office:value="0.58579999999999999" table:style-name="ce8">
            <text:p>0.586</text:p>
          </table:table-cell>
          <table:table-cell office:value-type="float" office:value="3.1173836649095961" table:formula="msoxl:=($B$5*$B$7)/($B$5+(E150*1000))" table:style-name="ce2">
            <text:p>3.12</text:p>
          </table:table-cell>
          <table:table-cell office:value-type="float" office:value="966.38893612197478" table:formula="msoxl:=(F150/$B$8)*$B$6" table:style-name="ce3">
            <text:p>966</text:p>
          </table:table-cell>
          <table:table-cell table:style-name="ce3"/>
          <table:table-cell table:number-columns-repeated="16376"/>
        </table:table-row>
        <table:table-row table:number-rows-repeated="1048426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inestat</meta:initial-creator>
    <dc:creator>Kinestat</dc:creator>
    <meta:creation-date>2012-05-09T17:29:14Z</meta:creation-date>
    <dc:date>2012-05-11T15:01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590.25pt" svg:width="490.3928346456693pt" chart:style-name="Crt0">
        <chart:title chart:style-name="CT00">
          <text:p text:style-name="a0" text:class-names="" text:cond-style-name="">Resistance v. Temp C</text:p>
        </chart:title>
        <chart:legend chart:legend-position="end" chart:legend-align="center" chart:style-name="Lgnd"/>
        <chart:plot-area svg:x="13.66842519685039pt" svg:y="108.8802362204724pt" svg:width="437.0411811023622pt" svg:height="432.964251968504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E$5:.$E$150" chart:class="chart:scatter" chart:attached-axis="primary-y" chart:style-name="G0S0">
            <chart:domain table:cell-range-address="Sheet1.$C$5:.$C$150"/>
            <chart:data-point chart:repeated="14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16.25pt" svg:width="490.3928346456693pt" chart:style-name="Crt0">
        <chart:title chart:style-name="CT00">
          <text:p text:style-name="a0" text:class-names="" text:cond-style-name="">ADC vs Temp C</text:p>
        </chart:title>
        <chart:legend chart:legend-position="end" chart:legend-align="center" chart:style-name="Lgnd"/>
        <chart:plot-area svg:x="13.66842519685039pt" svg:y="74.9844094488189pt" svg:width="437.0411811023622pt" svg:height="313.0405511811024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G$5:.$G$150" chart:class="chart:scatter" chart:attached-axis="primary-y" chart:style-name="G0S0">
            <chart:domain table:cell-range-address="Sheet1.$C$5:.$C$150"/>
            <chart:data-point chart:repeated="14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